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Liberation Serif" fo:font-size="10pt" style:font-size-asian="10pt" style:font-size-complex="10pt"/>
    </style:style>
    <style:style style:name="P3" style:family="paragraph" style:parent-style-name="Preformatted_20_Text">
      <style:text-properties style:font-name="Liberation Serif" fo:font-size="10pt" officeooo:paragraph-rsid="00179b24" style:font-size-asian="10pt" style:font-size-complex="10pt"/>
    </style:style>
    <style:style style:name="P4" style:family="paragraph" style:parent-style-name="Heading_20_1">
      <style:text-properties style:font-name="Liberation Serif" fo:font-size="10pt" style:font-size-asian="10pt" style:font-size-complex="10pt"/>
    </style:style>
    <style:style style:name="P5" style:family="paragraph" style:parent-style-name="First_20_paragraph">
      <style:text-properties style:font-name="Liberation Serif" fo:font-size="10pt" style:font-size-asian="10pt" style:font-size-complex="10pt"/>
    </style:style>
    <style:style style:name="P6" style:family="paragraph" style:parent-style-name="Text_20_body">
      <style:text-properties style:font-name="Liberation Serif" fo:font-size="10pt" style:font-size-asian="10pt" style:font-size-complex="10pt"/>
    </style:style>
    <style:style style:name="P7" style:family="paragraph" style:parent-style-name="Heading_20_2">
      <style:text-properties style:font-name="Liberation Serif" fo:font-size="10pt" style:font-size-asian="10pt" style:font-size-complex="10pt"/>
    </style:style>
    <style:style style:name="P8" style:family="paragraph" style:parent-style-name="Heading_20_2">
      <style:text-properties style:font-name="Liberation Serif" fo:font-size="10pt" officeooo:paragraph-rsid="00179b24" style:font-size-asian="10pt" style:font-size-complex="10pt"/>
    </style:style>
    <style:style style:name="T1" style:family="text">
      <style:text-properties fo:font-style="italic" style:font-style-asian="italic" style:font-style-complex="italic"/>
    </style:style>
    <style:style style:name="T2" style:family="text">
      <style:text-properties officeooo:rsid="00179b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tructure of the nfldb Database</text:h>
      <text:h text:style-name="P7" text:outline-level="2">Table agg_play</text:h>
      <text:p text:style-name="P5">Part of nfldb. Stores a row for each play aggregating statistics from the corresponding rows in the play_player table.</text:p>
      <text:p text:style-name="P6"/>
      <text:p text:style-name="P2">CREATE TABLE public.agg_play (</text:p>
      <text:p text:style-name="P3"><text:s text:c="2"/>gsis_id gameid NOT NULL,</text:p>
      <text:p text:style-name="P3"><text:s text:c="2"/>drive_id usmallint NOT NULL,</text:p>
      <text:p text:style-name="P3"><text:s text:c="2"/>play_id usmallint NOT NULL,</text:p>
      <text:p text:style-name="P3"><text:s text:c="2"/>defense_ast smallint NOT NULL DEFAULT 0,</text:p>
      <text:p text:style-name="P3"><text:s text:c="2"/>defense_ffum smallint NOT NULL DEFAULT 0,</text:p>
      <text:p text:style-name="P3"><text:s text:c="2"/>defense_fgblk smallint NOT NULL DEFAULT 0,</text:p>
      <text:p text:style-name="P3"><text:s text:c="2"/>defense_frec smallint NOT NULL DEFAULT 0,</text:p>
      <text:p text:style-name="P3"><text:s text:c="2"/>defense_frec_tds smallint NOT NULL DEFAULT 0,</text:p>
      <text:p text:style-name="P2"><text:s text:c="2"/>defense_frec_yds smallint NOT NULL DEFAULT 0,</text:p>
      <text:p text:style-name="P2"><text:s text:c="2"/>defense_int smallint NOT NULL DEFAULT 0,</text:p>
      <text:p text:style-name="P2"><text:s text:c="2"/>defense_int_tds smallint NOT NULL DEFAULT 0,</text:p>
      <text:p text:style-name="P2"><text:s text:c="2"/>defense_int_yds smallint NOT NULL DEFAULT 0,</text:p>
      <text:p text:style-name="P2"><text:s text:c="2"/>defense_misc_tds smallint NOT NULL DEFAULT 0,</text:p>
      <text:p text:style-name="P2"><text:s text:c="2"/>defense_misc_yds smallint NOT NULL DEFAULT 0,</text:p>
      <text:p text:style-name="P2"><text:s text:c="2"/>defense_pass_def smallint NOT NULL DEFAULT 0,</text:p>
      <text:p text:style-name="P2"><text:s text:c="2"/>defense_puntblk smallint NOT NULL DEFAULT 0,</text:p>
      <text:p text:style-name="P2"><text:s text:c="2"/>defense_qbhit smallint NOT NULL DEFAULT 0,</text:p>
      <text:p text:style-name="P2"><text:s text:c="2"/>defense_safe smallint NOT NULL DEFAULT 0,</text:p>
      <text:p text:style-name="P2"><text:s text:c="2"/>defense_sk real NOT NULL DEFAULT 0.0,</text:p>
      <text:p text:style-name="P2"><text:s text:c="2"/>defense_sk_yds smallint NOT NULL DEFAULT 0,</text:p>
      <text:p text:style-name="P2"><text:s text:c="2"/>defense_tkl smallint NOT NULL DEFAULT 0,</text:p>
      <text:p text:style-name="P2"><text:s text:c="2"/>defense_tkl_loss smallint NOT NULL DEFAULT 0,</text:p>
      <text:p text:style-name="P2"><text:s text:c="2"/>defense_tkl_loss_yds smallint NOT NULL DEFAULT 0,</text:p>
      <text:p text:style-name="P2"><text:s text:c="2"/>defense_tkl_primary smallint NOT NULL DEFAULT 0,</text:p>
      <text:p text:style-name="P2"><text:s text:c="2"/>defense_xpblk smallint NOT NULL DEFAULT 0,</text:p>
      <text:p text:style-name="P2"><text:s text:c="2"/>fumbles_forced smallint NOT NULL DEFAULT 0,</text:p>
      <text:p text:style-name="P2"><text:s text:c="2"/>fumbles_lost smallint NOT NULL DEFAULT 0,</text:p>
      <text:p text:style-name="P2"><text:s text:c="2"/>fumbles_notforced smallint NOT NULL DEFAULT 0,</text:p>
      <text:p text:style-name="P2"><text:s text:c="2"/>fumbles_oob smallint NOT NULL DEFAULT 0,</text:p>
      <text:p text:style-name="P2"><text:s text:c="2"/>fumbles_rec smallint NOT NULL DEFAULT 0,</text:p>
      <text:p text:style-name="P2"><text:s text:c="2"/>fumbles_rec_tds smallint NOT NULL DEFAULT 0,</text:p>
      <text:p text:style-name="P2"><text:s text:c="2"/>fumbles_rec_yds smallint NOT NULL DEFAULT 0,</text:p>
      <text:p text:style-name="P2"><text:s text:c="2"/>fumbles_tot smallint NOT NULL DEFAULT 0,</text:p>
      <text:p text:style-name="P2"><text:s text:c="2"/>kicking_all_yds smallint NOT NULL DEFAULT 0,</text:p>
      <text:p text:style-name="P2"><text:s text:c="2"/>kicking_downed smallint NOT NULL DEFAULT 0,</text:p>
      <text:p text:style-name="P2"><text:s text:c="2"/>kicking_fga smallint NOT NULL DEFAULT 0,</text:p>
      <text:p text:style-name="P2"><text:s text:c="2"/>kicking_fgb smallint NOT NULL DEFAULT 0,</text:p>
      <text:p text:style-name="P2"><text:s text:c="2"/>kicking_fgm smallint NOT NULL DEFAULT 0,</text:p>
      <text:p text:style-name="P2"><text:s text:c="2"/>kicking_fgm_yds smallint NOT NULL DEFAULT 0,</text:p>
      <text:p text:style-name="P2"><text:s text:c="2"/>kicking_fgmissed smallint NOT NULL DEFAULT 0,</text:p>
      <text:p text:style-name="P2"><text:s text:c="2"/>kicking_fgmissed_yds smallint NOT NULL DEFAULT 0,</text:p>
      <text:p text:style-name="P2"><text:s text:c="2"/>kicking_i20 smallint NOT NULL DEFAULT 0,</text:p>
      <text:p text:style-name="P2"><text:s text:c="2"/>kicking_rec smallint NOT NULL DEFAULT 0,</text:p>
      <text:p text:style-name="P2"><text:s text:c="2"/>kicking_rec_tds smallint NOT NULL DEFAULT 0,</text:p>
      <text:p text:style-name="P2"><text:s text:c="2"/>kicking_tot smallint NOT NULL DEFAULT 0,</text:p>
      <text:p text:style-name="P2"><text:s text:c="2"/>kicking_touchback smallint NOT NULL DEFAULT 0,</text:p>
      <text:p text:style-name="P2"><text:s text:c="2"/>kicking_xpa smallint NOT NULL DEFAULT 0,</text:p>
      <text:p text:style-name="P2"><text:soft-page-break/><text:s text:c="2"/>kicking_xpb smallint NOT NULL DEFAULT 0,</text:p>
      <text:p text:style-name="P2"><text:s text:c="2"/>kicking_xpmade smallint NOT NULL DEFAULT 0,</text:p>
      <text:p text:style-name="P2"><text:s text:c="2"/>kicking_xpmissed smallint NOT NULL DEFAULT 0,</text:p>
      <text:p text:style-name="P2"><text:s text:c="2"/>kicking_yds smallint NOT NULL DEFAULT 0,</text:p>
      <text:p text:style-name="P2"><text:s text:c="2"/>kickret_fair smallint NOT NULL DEFAULT 0,</text:p>
      <text:p text:style-name="P2"><text:s text:c="2"/>kickret_oob smallint NOT NULL DEFAULT 0,</text:p>
      <text:p text:style-name="P2"><text:s text:c="2"/>kickret_ret smallint NOT NULL DEFAULT 0,</text:p>
      <text:p text:style-name="P2"><text:s text:c="2"/>kickret_tds smallint NOT NULL DEFAULT 0,</text:p>
      <text:p text:style-name="P2"><text:s text:c="2"/>kickret_touchback smallint NOT NULL DEFAULT 0,</text:p>
      <text:p text:style-name="P2"><text:s text:c="2"/>kickret_yds smallint NOT NULL DEFAULT 0,</text:p>
      <text:p text:style-name="P2"><text:s text:c="2"/>passing_att smallint NOT NULL DEFAULT 0,</text:p>
      <text:p text:style-name="P2"><text:s text:c="2"/>passing_cmp smallint NOT NULL DEFAULT 0,</text:p>
      <text:p text:style-name="P2"><text:s text:c="2"/>passing_cmp_air_yds smallint NOT NULL DEFAULT 0,</text:p>
      <text:p text:style-name="P2"><text:s text:c="2"/>passing_incmp smallint NOT NULL DEFAULT 0,</text:p>
      <text:p text:style-name="P2"><text:s text:c="2"/>passing_incmp_air_yds smallint NOT NULL DEFAULT 0,</text:p>
      <text:p text:style-name="P2"><text:s text:c="2"/>passing_int smallint NOT NULL DEFAULT 0,</text:p>
      <text:p text:style-name="P2"><text:s text:c="2"/>passing_sk smallint NOT NULL DEFAULT 0,</text:p>
      <text:p text:style-name="P2"><text:s text:c="2"/>passing_sk_yds smallint NOT NULL DEFAULT 0,</text:p>
      <text:p text:style-name="P2"><text:s text:c="2"/>passing_tds smallint NOT NULL DEFAULT 0,</text:p>
      <text:p text:style-name="P2"><text:s text:c="2"/>passing_twopta smallint NOT NULL DEFAULT 0,</text:p>
      <text:p text:style-name="P2"><text:s text:c="2"/>passing_twoptm smallint NOT NULL DEFAULT 0,</text:p>
      <text:p text:style-name="P2"><text:s text:c="2"/>passing_twoptmissed smallint NOT NULL DEFAULT 0,</text:p>
      <text:p text:style-name="P2"><text:s text:c="2"/>passing_yds smallint NOT NULL DEFAULT 0,</text:p>
      <text:p text:style-name="P2"><text:s text:c="2"/>punting_blk smallint NOT NULL DEFAULT 0,</text:p>
      <text:p text:style-name="P2"><text:s text:c="2"/>punting_i20 smallint NOT NULL DEFAULT 0,</text:p>
      <text:p text:style-name="P2"><text:s text:c="2"/>punting_tot smallint NOT NULL DEFAULT 0,</text:p>
      <text:p text:style-name="P2"><text:s text:c="2"/>punting_touchback smallint NOT NULL DEFAULT 0,</text:p>
      <text:p text:style-name="P2"><text:s text:c="2"/>punting_yds smallint NOT NULL DEFAULT 0,</text:p>
      <text:p text:style-name="P2"><text:s text:c="2"/>puntret_downed smallint NOT NULL DEFAULT 0,</text:p>
      <text:p text:style-name="P2"><text:s text:c="2"/>puntret_fair smallint NOT NULL DEFAULT 0,</text:p>
      <text:p text:style-name="P2"><text:s text:c="2"/>puntret_oob smallint NOT NULL DEFAULT 0,</text:p>
      <text:p text:style-name="P2"><text:s text:c="2"/>puntret_tds smallint NOT NULL DEFAULT 0,</text:p>
      <text:p text:style-name="P2"><text:s text:c="2"/>puntret_tot smallint NOT NULL DEFAULT 0,</text:p>
      <text:p text:style-name="P2"><text:s text:c="2"/>puntret_touchback smallint NOT NULL DEFAULT 0,</text:p>
      <text:p text:style-name="P2"><text:s text:c="2"/>puntret_yds smallint NOT NULL DEFAULT 0,</text:p>
      <text:p text:style-name="P2"><text:s text:c="2"/>receiving_rec smallint NOT NULL DEFAULT 0,</text:p>
      <text:p text:style-name="P2"><text:s text:c="2"/>receiving_tar smallint NOT NULL DEFAULT 0,</text:p>
      <text:p text:style-name="P2"><text:s text:c="2"/>receiving_tds smallint NOT NULL DEFAULT 0,</text:p>
      <text:p text:style-name="P2"><text:s text:c="2"/>receiving_twopta smallint NOT NULL DEFAULT 0,</text:p>
      <text:p text:style-name="P2"><text:s text:c="2"/>receiving_twoptm smallint NOT NULL DEFAULT 0,</text:p>
      <text:p text:style-name="P2"><text:s text:c="2"/>receiving_twoptmissed smallint NOT NULL DEFAULT 0,</text:p>
      <text:p text:style-name="P2"><text:s text:c="2"/>receiving_yac_yds smallint NOT NULL DEFAULT 0,</text:p>
      <text:p text:style-name="P2"><text:s text:c="2"/>receiving_yds smallint NOT NULL DEFAULT 0,</text:p>
      <text:p text:style-name="P2"><text:s text:c="2"/>rushing_att smallint NOT NULL DEFAULT 0,</text:p>
      <text:p text:style-name="P2"><text:s text:c="2"/>rushing_loss smallint NOT NULL DEFAULT 0,</text:p>
      <text:p text:style-name="P2"><text:s text:c="2"/>rushing_loss_yds smallint NOT NULL DEFAULT 0,</text:p>
      <text:p text:style-name="P2"><text:s text:c="2"/>rushing_tds smallint NOT NULL DEFAULT 0,</text:p>
      <text:p text:style-name="P2"><text:s text:c="2"/>rushing_twopta smallint NOT NULL DEFAULT 0,</text:p>
      <text:p text:style-name="P2"><text:s text:c="2"/>rushing_twoptm smallint NOT NULL DEFAULT 0,</text:p>
      <text:p text:style-name="P2"><text:s text:c="2"/>rushing_twoptmissed smallint NOT NULL DEFAULT 0,</text:p>
      <text:p text:style-name="P2"><text:s text:c="2"/>rushing_yds smallint NOT NULL DEFAULT 0</text:p>
      <text:p text:style-name="P2">)</text:p>
      <text:h text:style-name="P7" text:outline-level="2">Table draft</text:h>
      <text:p text:style-name="P5">Created by EWT. Stores a row for each draft pick in each season.</text:p>
      <text:p text:style-name="P2">CREATE TABLE public.draft</text:p>
      <text:p text:style-name="P2"><text:soft-page-break/>(</text:p>
      <text:p text:style-name="P2"><text:s text:c="2"/>draft_id integer NOT NULL DEFAULT nextval('draft_draft_id_seq'::regclass),</text:p>
      <text:p text:style-name="P2"><text:s text:c="2"/>player_id character varying(10) NOT NULL,</text:p>
      <text:p text:style-name="P2"><text:s text:c="2"/>full_name character varying(100),</text:p>
      <text:p text:style-name="P2"><text:s text:c="2"/>team character varying(3) NOT NULL,</text:p>
      <text:p text:style-name="P2"><text:s text:c="2"/>draft_year smallint NOT NULL,</text:p>
      <text:p text:style-name="P2"><text:s text:c="2"/>draft_round smallint NOT NULL,</text:p>
      <text:p text:style-name="P2"><text:s text:c="2"/>draft_overall_pick smallint,</text:p>
      <text:p text:style-name="P2"><text:s text:c="2"/>source character varying(50) NOT NULL,</text:p>
      <text:p text:style-name="P2"><text:s text:c="2"/>source_player_id character varying NOT NULL,</text:p>
      <text:p text:style-name="P2"><text:s text:c="2"/>CONSTRAINT draft_pkey PRIMARY KEY (draft_id),</text:p>
      <text:p text:style-name="P2"><text:s text:c="2"/>CONSTRAINT player_team_fkey FOREIGN KEY (team)</text:p>
      <text:p text:style-name="P2"><text:s text:c="6"/>REFERENCES public.team (team_id) MATCH SIMPLE</text:p>
      <text:p text:style-name="P2"><text:s text:c="6"/>ON UPDATE CASCADE ON DELETE RESTRICT,</text:p>
      <text:p text:style-name="P2"><text:s text:c="2"/>CONSTRAINT player_player_id_check CHECK (char_length(player_id::text) = 10)</text:p>
      <text:p text:style-name="P2">)</text:p>
      <text:h text:style-name="P7" text:outline-level="2">Table drive</text:h>
      <text:p text:style-name="P5">Part of nfldb. Stores a row for each drive in a single game.</text:p>
      <text:p text:style-name="P2">CREATE TABLE public.drive</text:p>
      <text:p text:style-name="P2">(</text:p>
      <text:p text:style-name="P2"><text:s text:c="2"/>gsis_id gameid NOT NULL,</text:p>
      <text:p text:style-name="P2"><text:s text:c="2"/>drive_id usmallint NOT NULL,</text:p>
      <text:p text:style-name="P2"><text:s text:c="2"/>start_field field_pos,</text:p>
      <text:p text:style-name="P2"><text:s text:c="2"/>start_time game_time NOT NULL,</text:p>
      <text:p text:style-name="P2"><text:s text:c="2"/>end_field field_pos,</text:p>
      <text:p text:style-name="P2"><text:s text:c="2"/>end_time game_time NOT NULL,</text:p>
      <text:p text:style-name="P2"><text:s text:c="2"/>pos_team character varying(3) NOT NULL,</text:p>
      <text:p text:style-name="P2"><text:s text:c="2"/>pos_time pos_period,</text:p>
      <text:p text:style-name="P2"><text:s text:c="2"/>first_downs usmallint NOT NULL,</text:p>
      <text:p text:style-name="P2"><text:s text:c="2"/>result text,</text:p>
      <text:p text:style-name="P2"><text:s text:c="2"/>penalty_yards smallint NOT NULL,</text:p>
      <text:p text:style-name="P2"><text:s text:c="2"/>yards_gained smallint NOT NULL,</text:p>
      <text:p text:style-name="P2"><text:s text:c="2"/>play_count usmallint NOT NULL,</text:p>
      <text:p text:style-name="P2"><text:s text:c="2"/>time_inserted utctime NOT NULL,</text:p>
      <text:p text:style-name="P2"><text:s text:c="2"/>time_updated utctime NOT NULL</text:p>
      <text:p text:style-name="P2">)</text:p>
      <text:h text:style-name="P7" text:outline-level="2">Table dst</text:h>
      <text:p text:style-name="P5">Created by EWT. Stores a row for defense/special teams for each week played in fantasy season.</text:p>
      <text:p text:style-name="P2">CREATE TABLE public.dst</text:p>
      <text:p text:style-name="P2">(</text:p>
      <text:p text:style-name="P2"><text:s text:c="2"/>dst_id integer NOT NULL DEFAULT nextval('dst_dst_id_seq'::regclass),</text:p>
      <text:p text:style-name="P2"><text:s text:c="2"/>season_year smallint,</text:p>
      <text:p text:style-name="P2"><text:s text:c="2"/>week smallint,</text:p>
      <text:p text:style-name="P2"><text:s text:c="2"/>team_id smallint,</text:p>
      <text:p text:style-name="P2"><text:s text:c="2"/>team_code character varying,</text:p>
      <text:p text:style-name="P2"><text:s text:c="2"/>opp character varying,</text:p>
      <text:p text:style-name="P2"><text:s text:c="2"/>gsis_id character varying,</text:p>
      <text:p text:style-name="P2"><text:s text:c="2"/>fantasy_points smallint,</text:p>
      <text:p text:style-name="P2"><text:s text:c="2"/>pts_allowed smallint,</text:p>
      <text:p text:style-name="P2"><text:s text:c="2"/>sacks smallint,</text:p>
      <text:p text:style-name="P2"><text:s text:c="2"/>qb_hits smallint,</text:p>
      <text:p text:style-name="P2"><text:s text:c="2"/>tfl smallint,</text:p>
      <text:p text:style-name="P2"><text:s text:c="2"/>def_td smallint,</text:p>
      <text:p text:style-name="P2"><text:soft-page-break/><text:s text:c="2"/>return_td smallint,</text:p>
      <text:p text:style-name="P2"><text:s text:c="2"/>"int" smallint,</text:p>
      <text:p text:style-name="P2"><text:s text:c="2"/>fum_rec smallint,</text:p>
      <text:p text:style-name="P2"><text:s text:c="2"/>safeties smallint</text:p>
      <text:p text:style-name="P2">)</text:p>
      <text:h text:style-name="P7" text:outline-level="2">Table fl_models</text:h>
      <text:p text:style-name="P5">Created by EWT. Stores fantasylabs models json in model column, one per week per modelname.</text:p>
      <text:p text:style-name="P2">CREATE TABLE public.fl_models</text:p>
      <text:p text:style-name="P2">(</text:p>
      <text:p text:style-name="P2"><text:s text:c="2"/>fl_models_id integer NOT NULL DEFAULT nextval('fl_models_fl_models_id_seq'::regclass),</text:p>
      <text:p text:style-name="P2"><text:s text:c="2"/>ts timestamp with time zone DEFAULT now(),</text:p>
      <text:p text:style-name="P2"><text:s text:c="2"/>modelname character varying(25),</text:p>
      <text:p text:style-name="P2"><text:s text:c="2"/>modeldate character varying(10),</text:p>
      <text:p text:style-name="P2"><text:s text:c="2"/>season_year smallint,</text:p>
      <text:p text:style-name="P2"><text:s text:c="2"/>week smallint,</text:p>
      <text:p text:style-name="P2"><text:s text:c="2"/>model jsonb</text:p>
      <text:p text:style-name="P2">)</text:p>
      <text:h text:style-name="P7" text:outline-level="2">Table fo_dl</text:h>
      <text:p text:style-name="P5">Created by EWT. FootballOutsiders defensive line stats. This table is highly incomplete - only has a 3 weeks from 2016 season</text:p>
      <text:p text:style-name="P2">CREATE TABLE public.fo_dl</text:p>
      <text:p text:style-name="P2">(</text:p>
      <text:p text:style-name="P2"><text:s text:c="2"/>fo_dl_id integer NOT NULL DEFAULT nextval('fo_dl_fo_dl_id_seq'::regclass),</text:p>
      <text:p text:style-name="P2"><text:s text:c="2"/>season_year smallint NOT NULL,</text:p>
      <text:p text:style-name="P2"><text:s text:c="2"/>week smallint NOT NULL,</text:p>
      <text:p text:style-name="P2"><text:s text:c="2"/>team character varying(10) NOT NULL,</text:p>
      <text:p text:style-name="P2"><text:s text:c="2"/>pass_rank smallint NOT NULL,</text:p>
      <text:p text:style-name="P2"><text:s text:c="2"/>sacks smallint,</text:p>
      <text:p text:style-name="P2"><text:s text:c="2"/>adj_sack_rate numeric NOT NULL,</text:p>
      <text:p text:style-name="P2"><text:s text:c="2"/>rush_rank smallint NOT NULL,</text:p>
      <text:p text:style-name="P2"><text:s text:c="2"/>adj_line_yards numeric NOT NULL,</text:p>
      <text:p text:style-name="P2"><text:s text:c="2"/>stuffed numeric NOT NULL,</text:p>
      <text:p text:style-name="P2"><text:s text:c="2"/>stuffed_rank smallint NOT NULL,</text:p>
      <text:p text:style-name="P2"><text:s text:c="2"/>open_field_yards numeric NOT NULL,</text:p>
      <text:p text:style-name="P2"><text:s text:c="2"/>open_field_rank smallint NOT NULL,</text:p>
      <text:p text:style-name="P2"><text:s text:c="2"/>rb_yards numeric NOT NULL,</text:p>
      <text:p text:style-name="P2"><text:s text:c="2"/>sec_level_yards numeric NOT NULL,</text:p>
      <text:p text:style-name="P2"><text:s text:c="2"/>sec_level_rank smallint NOT NULL,</text:p>
      <text:p text:style-name="P2"><text:s text:c="2"/>power_success numeric NOT NULL,</text:p>
      <text:p text:style-name="P2"><text:s text:c="2"/>power_rank smallint NOT NULL</text:p>
      <text:p text:style-name="P2">)</text:p>
      <text:h text:style-name="P7" text:outline-level="2">Table game</text:h>
      <text:p text:style-name="P5">Part of nfldb. Stores a row for each NFL game in the preseason, regular season and postseason dating back to 2009. This includes games that are scheduled in the future but have not been played.</text:p>
      <text:p text:style-name="P2">CREATE TABLE public.game</text:p>
      <text:p text:style-name="P2">(</text:p>
      <text:p text:style-name="P2"><text:s text:c="2"/>gsis_id gameid NOT NULL,</text:p>
      <text:p text:style-name="P2"><text:s text:c="2"/>gamekey character varying(5),</text:p>
      <text:p text:style-name="P2"><text:s text:c="2"/>start_time utctime NOT NULL,</text:p>
      <text:p text:style-name="P2"><text:s text:c="2"/>week usmallint NOT NULL,</text:p>
      <text:p text:style-name="P2"><text:s text:c="2"/>day_of_week game_day NOT NULL,</text:p>
      <text:p text:style-name="P2"><text:s text:c="2"/>season_year usmallint NOT NULL,</text:p>
      <text:p text:style-name="P2"><text:soft-page-break/><text:s text:c="2"/>season_type season_phase NOT NULL,</text:p>
      <text:p text:style-name="P2"><text:s text:c="2"/>finished boolean NOT NULL,</text:p>
      <text:p text:style-name="P2"><text:s text:c="2"/>home_team character varying(3) NOT NULL,</text:p>
      <text:p text:style-name="P2"><text:s text:c="2"/>home_score usmallint NOT NULL,</text:p>
      <text:p text:style-name="P2"><text:s text:c="2"/>home_score_q1 usmallint,</text:p>
      <text:p text:style-name="P2"><text:s text:c="2"/>home_score_q2 usmallint,</text:p>
      <text:p text:style-name="P2"><text:s text:c="2"/>home_score_q3 usmallint,</text:p>
      <text:p text:style-name="P2"><text:s text:c="2"/>home_score_q4 usmallint,</text:p>
      <text:p text:style-name="P2"><text:s text:c="2"/>home_score_q5 usmallint,</text:p>
      <text:p text:style-name="P2"><text:s text:c="2"/>home_turnovers usmallint NOT NULL,</text:p>
      <text:p text:style-name="P2"><text:s text:c="2"/>away_team character varying(3) NOT NULL,</text:p>
      <text:p text:style-name="P2"><text:s text:c="2"/>away_score usmallint NOT NULL,</text:p>
      <text:p text:style-name="P2"><text:s text:c="2"/>away_score_q1 usmallint,</text:p>
      <text:p text:style-name="P2"><text:s text:c="2"/>away_score_q2 usmallint,</text:p>
      <text:p text:style-name="P2"><text:s text:c="2"/>away_score_q3 usmallint,</text:p>
      <text:p text:style-name="P2"><text:s text:c="2"/>away_score_q4 usmallint,</text:p>
      <text:p text:style-name="P2"><text:s text:c="2"/>away_score_q5 usmallint,</text:p>
      <text:p text:style-name="P2"><text:s text:c="2"/>away_turnovers usmallint NOT NULL,</text:p>
      <text:p text:style-name="P2"><text:s text:c="2"/>time_inserted utctime NOT NULL,</text:p>
      <text:p text:style-name="P2"><text:s text:c="2"/>time_updated utctime NOT NULL</text:p>
      <text:p text:style-name="P2">)</text:p>
      <text:h text:style-name="P7" text:outline-level="2">Table gamesmeta</text:h>
      <text:p text:style-name="P5">Created by EWT. Has scores + odds. Useful for joining w/ other datasets.</text:p>
      <text:p text:style-name="P2">CREATE TABLE public.gamesmeta</text:p>
      <text:p text:style-name="P2">(</text:p>
      <text:p text:style-name="P2"><text:s text:c="2"/>games_meta_id integer NOT NULL DEFAULT nextval('gamesmeta_games_meta_id_seq'::regclass),</text:p>
      <text:p text:style-name="P2"><text:s text:c="2"/>gsis_id gameid,</text:p>
      <text:p text:style-name="P2"><text:s text:c="2"/>season_year smallint,</text:p>
      <text:p text:style-name="P2"><text:s text:c="2"/>week smallint,</text:p>
      <text:p text:style-name="P2"><text:s text:c="2"/>game_date date NOT NULL,</text:p>
      <text:p text:style-name="P2"><text:s text:c="2"/>team_code character varying NOT NULL,</text:p>
      <text:p text:style-name="P2"><text:s text:c="2"/>opp character varying NOT NULL,</text:p>
      <text:p text:style-name="P2"><text:s text:c="2"/>days_last_game smallint,</text:p>
      <text:p text:style-name="P2"><text:s text:c="2"/>q1 smallint,</text:p>
      <text:p text:style-name="P2"><text:s text:c="2"/>q2 smallint,</text:p>
      <text:p text:style-name="P2"><text:s text:c="2"/>q3 smallint,</text:p>
      <text:p text:style-name="P2"><text:s text:c="2"/>q4 smallint,</text:p>
      <text:p text:style-name="P2"><text:s text:c="2"/>ot1 smallint,</text:p>
      <text:p text:style-name="P2"><text:s text:c="2"/>s smallint,</text:p>
      <text:p text:style-name="P2"><text:s text:c="2"/>is_ot boolean,</text:p>
      <text:p text:style-name="P2"><text:s text:c="2"/>opening_spread numeric,</text:p>
      <text:p text:style-name="P2"><text:s text:c="2"/>opening_game_ou numeric,</text:p>
      <text:p text:style-name="P2"><text:s text:c="2"/>opening_implied_total numeric,</text:p>
      <text:p text:style-name="P2"><text:s text:c="2"/>consensus_spread numeric,</text:p>
      <text:p text:style-name="P2"><text:s text:c="2"/>consensus_game_ou numeric,</text:p>
      <text:p text:style-name="P2"><text:s text:c="2"/>consensus_implied_total numeric,</text:p>
      <text:p text:style-name="P2"><text:s text:c="2"/>is_home boolean</text:p>
      <text:p text:style-name="P2">)</text:p>
      <text:h text:style-name="P7" text:outline-level="2">Table meta</text:h>
      <text:p text:style-name="P5">Created by nfldb. Stores information about the database or about the state of the world. For example, it keeps track of the version of the database and the current week of the current NFL season.</text:p>
      <text:p text:style-name="P2">CREATE TABLE public.meta</text:p>
      <text:p text:style-name="P2">(</text:p>
      <text:p text:style-name="P2"><text:soft-page-break/><text:s text:c="2"/>version smallint,</text:p>
      <text:p text:style-name="P2"><text:s text:c="2"/>last_roster_download utctime NOT NULL,</text:p>
      <text:p text:style-name="P2"><text:s text:c="2"/>season_type season_phase,</text:p>
      <text:p text:style-name="P2"><text:s text:c="2"/>season_year usmallint,</text:p>
      <text:p text:style-name="P2"><text:s text:c="2"/>week usmallint</text:p>
      <text:p text:style-name="P2">)</text:p>
      <text:h text:style-name="P7" text:outline-level="2">Table play</text:h>
      <text:p text:style-name="P5">Created by nfldb. Stores a row for each play in a single drive.</text:p>
      <text:p text:style-name="P2">CREATE TABLE public.play</text:p>
      <text:p text:style-name="P2">(</text:p>
      <text:p text:style-name="P2"><text:s text:c="2"/>gsis_id gameid NOT NULL,</text:p>
      <text:p text:style-name="P2"><text:s text:c="2"/>drive_id usmallint NOT NULL,</text:p>
      <text:p text:style-name="P2"><text:s text:c="2"/>play_id usmallint NOT NULL,</text:p>
      <text:p text:style-name="P2"><text:s text:c="2"/>"time" game_time NOT NULL,</text:p>
      <text:p text:style-name="P2"><text:s text:c="2"/>pos_team character varying(3) NOT NULL,</text:p>
      <text:p text:style-name="P2"><text:s text:c="2"/>yardline field_pos,</text:p>
      <text:p text:style-name="P2"><text:s text:c="2"/>down smallint,</text:p>
      <text:p text:style-name="P2"><text:s text:c="2"/>yards_to_go smallint,</text:p>
      <text:p text:style-name="P2"><text:s text:c="2"/>description text,</text:p>
      <text:p text:style-name="P2"><text:s text:c="2"/>note text,</text:p>
      <text:p text:style-name="P2"><text:s text:c="2"/>time_inserted utctime NOT NULL,</text:p>
      <text:p text:style-name="P2"><text:s text:c="2"/>time_updated utctime NOT NULL,</text:p>
      <text:p text:style-name="P2"><text:s text:c="2"/>first_down smallint NOT NULL DEFAULT 0,</text:p>
      <text:p text:style-name="P2"><text:s text:c="2"/>fourth_down_att smallint NOT NULL DEFAULT 0,</text:p>
      <text:p text:style-name="P2"><text:s text:c="2"/>fourth_down_conv smallint NOT NULL DEFAULT 0,</text:p>
      <text:p text:style-name="P2"><text:s text:c="2"/>fourth_down_failed smallint NOT NULL DEFAULT 0,</text:p>
      <text:p text:style-name="P2"><text:s text:c="2"/>passing_first_down smallint NOT NULL DEFAULT 0,</text:p>
      <text:p text:style-name="P2"><text:s text:c="2"/>penalty smallint NOT NULL DEFAULT 0,</text:p>
      <text:p text:style-name="P2"><text:s text:c="2"/>penalty_first_down smallint NOT NULL DEFAULT 0,</text:p>
      <text:p text:style-name="P2"><text:s text:c="2"/>penalty_yds smallint NOT NULL DEFAULT 0,</text:p>
      <text:p text:style-name="P2"><text:s text:c="2"/>rushing_first_down smallint NOT NULL DEFAULT 0,</text:p>
      <text:p text:style-name="P2"><text:s text:c="2"/>third_down_att smallint NOT NULL DEFAULT 0,</text:p>
      <text:p text:style-name="P2"><text:s text:c="2"/>third_down_conv smallint NOT NULL DEFAULT 0,</text:p>
      <text:p text:style-name="P2"><text:s text:c="2"/>third_down_failed smallint NOT NULL DEFAULT 0,</text:p>
      <text:p text:style-name="P2"><text:s text:c="2"/>timeout smallint NOT NULL DEFAULT 0,</text:p>
      <text:p text:style-name="P2"><text:s text:c="2"/>xp_aborted smallint NOT NULL DEFAULT 0</text:p>
      <text:p text:style-name="P2">)</text:p>
      <text:h text:style-name="P7" text:outline-level="2">Table play_player</text:h>
      <text:p text:style-name="P5">Created by nfldb. Stores a row for each player statistic in a single play.</text:p>
      <text:p text:style-name="P2">CREATE TABLE public.play_player</text:p>
      <text:p text:style-name="P2">(</text:p>
      <text:p text:style-name="P2"><text:s text:c="2"/>gsis_id gameid NOT NULL,</text:p>
      <text:p text:style-name="P2"><text:s text:c="2"/>drive_id usmallint NOT NULL,</text:p>
      <text:p text:style-name="P2"><text:s text:c="2"/>play_id usmallint NOT NULL,</text:p>
      <text:p text:style-name="P2"><text:s text:c="2"/>player_id character varying(10) NOT NULL,</text:p>
      <text:p text:style-name="P2"><text:s text:c="2"/>team character varying(3) NOT NULL,</text:p>
      <text:p text:style-name="P2"><text:s text:c="2"/>defense_ast smallint NOT NULL DEFAULT 0,</text:p>
      <text:p text:style-name="P2"><text:s text:c="2"/>defense_ffum smallint NOT NULL DEFAULT 0,</text:p>
      <text:p text:style-name="P2"><text:s text:c="2"/>defense_fgblk smallint NOT NULL DEFAULT 0,</text:p>
      <text:p text:style-name="P2"><text:s text:c="2"/>defense_frec smallint NOT NULL DEFAULT 0,</text:p>
      <text:p text:style-name="P2"><text:s text:c="2"/>defense_frec_tds smallint NOT NULL DEFAULT 0,</text:p>
      <text:p text:style-name="P2"><text:s text:c="2"/>defense_frec_yds smallint NOT NULL DEFAULT 0,</text:p>
      <text:p text:style-name="P2"><text:s text:c="2"/>defense_int smallint NOT NULL DEFAULT 0,</text:p>
      <text:p text:style-name="P2"><text:soft-page-break/><text:s text:c="2"/>defense_int_tds smallint NOT NULL DEFAULT 0,</text:p>
      <text:p text:style-name="P2"><text:s text:c="2"/>defense_int_yds smallint NOT NULL DEFAULT 0,</text:p>
      <text:p text:style-name="P2"><text:s text:c="2"/>defense_misc_tds smallint NOT NULL DEFAULT 0,</text:p>
      <text:p text:style-name="P2"><text:s text:c="2"/>defense_misc_yds smallint NOT NULL DEFAULT 0,</text:p>
      <text:p text:style-name="P2"><text:s text:c="2"/>defense_pass_def smallint NOT NULL DEFAULT 0,</text:p>
      <text:p text:style-name="P2"><text:s text:c="2"/>defense_puntblk smallint NOT NULL DEFAULT 0,</text:p>
      <text:p text:style-name="P2"><text:s text:c="2"/>defense_qbhit smallint NOT NULL DEFAULT 0,</text:p>
      <text:p text:style-name="P2"><text:s text:c="2"/>defense_safe smallint NOT NULL DEFAULT 0,</text:p>
      <text:p text:style-name="P2"><text:s text:c="2"/>defense_sk real NOT NULL DEFAULT 0.0,</text:p>
      <text:p text:style-name="P2"><text:s text:c="2"/>defense_sk_yds smallint NOT NULL DEFAULT 0,</text:p>
      <text:p text:style-name="P2"><text:s text:c="2"/>defense_tkl smallint NOT NULL DEFAULT 0,</text:p>
      <text:p text:style-name="P2"><text:s text:c="2"/>defense_tkl_loss smallint NOT NULL DEFAULT 0,</text:p>
      <text:p text:style-name="P2"><text:s text:c="2"/>defense_tkl_loss_yds smallint NOT NULL DEFAULT 0,</text:p>
      <text:p text:style-name="P2"><text:s text:c="2"/>defense_tkl_primary smallint NOT NULL DEFAULT 0,</text:p>
      <text:p text:style-name="P2"><text:s text:c="2"/>defense_xpblk smallint NOT NULL DEFAULT 0,</text:p>
      <text:p text:style-name="P2"><text:s text:c="2"/>fumbles_forced smallint NOT NULL DEFAULT 0,</text:p>
      <text:p text:style-name="P2"><text:s text:c="2"/>fumbles_lost smallint NOT NULL DEFAULT 0,</text:p>
      <text:p text:style-name="P2"><text:s text:c="2"/>fumbles_notforced smallint NOT NULL DEFAULT 0,</text:p>
      <text:p text:style-name="P2"><text:s text:c="2"/>fumbles_oob smallint NOT NULL DEFAULT 0,</text:p>
      <text:p text:style-name="P2"><text:s text:c="2"/>fumbles_rec smallint NOT NULL DEFAULT 0,</text:p>
      <text:p text:style-name="P2"><text:s text:c="2"/>fumbles_rec_tds smallint NOT NULL DEFAULT 0,</text:p>
      <text:p text:style-name="P2"><text:s text:c="2"/>fumbles_rec_yds smallint NOT NULL DEFAULT 0,</text:p>
      <text:p text:style-name="P2"><text:s text:c="2"/>fumbles_tot smallint NOT NULL DEFAULT 0,</text:p>
      <text:p text:style-name="P2"><text:s text:c="2"/>kicking_all_yds smallint NOT NULL DEFAULT 0,</text:p>
      <text:p text:style-name="P2"><text:s text:c="2"/>kicking_downed smallint NOT NULL DEFAULT 0,</text:p>
      <text:p text:style-name="P2"><text:s text:c="2"/>kicking_fga smallint NOT NULL DEFAULT 0,</text:p>
      <text:p text:style-name="P2"><text:s text:c="2"/>kicking_fgb smallint NOT NULL DEFAULT 0,</text:p>
      <text:p text:style-name="P2"><text:s text:c="2"/>kicking_fgm smallint NOT NULL DEFAULT 0,</text:p>
      <text:p text:style-name="P2"><text:s text:c="2"/>kicking_fgm_yds smallint NOT NULL DEFAULT 0,</text:p>
      <text:p text:style-name="P2"><text:s text:c="2"/>kicking_fgmissed smallint NOT NULL DEFAULT 0,</text:p>
      <text:p text:style-name="P2"><text:s text:c="2"/>kicking_fgmissed_yds smallint NOT NULL DEFAULT 0,</text:p>
      <text:p text:style-name="P2"><text:s text:c="2"/>kicking_i20 smallint NOT NULL DEFAULT 0,</text:p>
      <text:p text:style-name="P2"><text:s text:c="2"/>kicking_rec smallint NOT NULL DEFAULT 0,</text:p>
      <text:p text:style-name="P2"><text:s text:c="2"/>kicking_rec_tds smallint NOT NULL DEFAULT 0,</text:p>
      <text:p text:style-name="P2"><text:s text:c="2"/>kicking_tot smallint NOT NULL DEFAULT 0,</text:p>
      <text:p text:style-name="P2"><text:s text:c="2"/>kicking_touchback smallint NOT NULL DEFAULT 0,</text:p>
      <text:p text:style-name="P2"><text:s text:c="2"/>kicking_xpa smallint NOT NULL DEFAULT 0,</text:p>
      <text:p text:style-name="P2"><text:s text:c="2"/>kicking_xpb smallint NOT NULL DEFAULT 0,</text:p>
      <text:p text:style-name="P2"><text:s text:c="2"/>kicking_xpmade smallint NOT NULL DEFAULT 0,</text:p>
      <text:p text:style-name="P2"><text:s text:c="2"/>kicking_xpmissed smallint NOT NULL DEFAULT 0,</text:p>
      <text:p text:style-name="P2"><text:s text:c="2"/>kicking_yds smallint NOT NULL DEFAULT 0,</text:p>
      <text:p text:style-name="P2"><text:s text:c="2"/>kickret_fair smallint NOT NULL DEFAULT 0,</text:p>
      <text:p text:style-name="P2"><text:s text:c="2"/>kickret_oob smallint NOT NULL DEFAULT 0,</text:p>
      <text:p text:style-name="P2"><text:s text:c="2"/>kickret_ret smallint NOT NULL DEFAULT 0,</text:p>
      <text:p text:style-name="P2"><text:s text:c="2"/>kickret_tds smallint NOT NULL DEFAULT 0,</text:p>
      <text:p text:style-name="P2"><text:s text:c="2"/>kickret_touchback smallint NOT NULL DEFAULT 0,</text:p>
      <text:p text:style-name="P2"><text:s text:c="2"/>kickret_yds smallint NOT NULL DEFAULT 0,</text:p>
      <text:p text:style-name="P2"><text:s text:c="2"/>passing_att smallint NOT NULL DEFAULT 0,</text:p>
      <text:p text:style-name="P2"><text:s text:c="2"/>passing_cmp smallint NOT NULL DEFAULT 0,</text:p>
      <text:p text:style-name="P2"><text:s text:c="2"/>passing_cmp_air_yds smallint NOT NULL DEFAULT 0,</text:p>
      <text:p text:style-name="P2"><text:s text:c="2"/>passing_incmp smallint NOT NULL DEFAULT 0,</text:p>
      <text:p text:style-name="P2"><text:s text:c="2"/>passing_incmp_air_yds smallint NOT NULL DEFAULT 0,</text:p>
      <text:p text:style-name="P2"><text:s text:c="2"/>passing_int smallint NOT NULL DEFAULT 0,</text:p>
      <text:p text:style-name="P2"><text:s text:c="2"/>passing_sk smallint NOT NULL DEFAULT 0,</text:p>
      <text:p text:style-name="P2"><text:s text:c="2"/>passing_sk_yds smallint NOT NULL DEFAULT 0,</text:p>
      <text:p text:style-name="P2"><text:s text:c="2"/>passing_tds smallint NOT NULL DEFAULT 0,</text:p>
      <text:p text:style-name="P2"><text:soft-page-break/><text:s text:c="2"/>passing_twopta smallint NOT NULL DEFAULT 0,</text:p>
      <text:p text:style-name="P2"><text:s text:c="2"/>passing_twoptm smallint NOT NULL DEFAULT 0,</text:p>
      <text:p text:style-name="P2"><text:s text:c="2"/>passing_twoptmissed smallint NOT NULL DEFAULT 0,</text:p>
      <text:p text:style-name="P2"><text:s text:c="2"/>passing_yds smallint NOT NULL DEFAULT 0,</text:p>
      <text:p text:style-name="P2"><text:s text:c="2"/>punting_blk smallint NOT NULL DEFAULT 0,</text:p>
      <text:p text:style-name="P2"><text:s text:c="2"/>punting_i20 smallint NOT NULL DEFAULT 0,</text:p>
      <text:p text:style-name="P2"><text:s text:c="2"/>punting_tot smallint NOT NULL DEFAULT 0,</text:p>
      <text:p text:style-name="P2"><text:s text:c="2"/>punting_touchback smallint NOT NULL DEFAULT 0,</text:p>
      <text:p text:style-name="P2"><text:s text:c="2"/>punting_yds smallint NOT NULL DEFAULT 0,</text:p>
      <text:p text:style-name="P2"><text:s text:c="2"/>puntret_downed smallint NOT NULL DEFAULT 0,</text:p>
      <text:p text:style-name="P2"><text:s text:c="2"/>puntret_fair smallint NOT NULL DEFAULT 0,</text:p>
      <text:p text:style-name="P2"><text:s text:c="2"/>puntret_oob smallint NOT NULL DEFAULT 0,</text:p>
      <text:p text:style-name="P2"><text:s text:c="2"/>puntret_tds smallint NOT NULL DEFAULT 0,</text:p>
      <text:p text:style-name="P2"><text:s text:c="2"/>puntret_tot smallint NOT NULL DEFAULT 0,</text:p>
      <text:p text:style-name="P2"><text:s text:c="2"/>puntret_touchback smallint NOT NULL DEFAULT 0,</text:p>
      <text:p text:style-name="P2"><text:s text:c="2"/>puntret_yds smallint NOT NULL DEFAULT 0,</text:p>
      <text:p text:style-name="P2"><text:s text:c="2"/>receiving_rec smallint NOT NULL DEFAULT 0,</text:p>
      <text:p text:style-name="P2"><text:s text:c="2"/>receiving_tar smallint NOT NULL DEFAULT 0,</text:p>
      <text:p text:style-name="P2"><text:s text:c="2"/>receiving_tds smallint NOT NULL DEFAULT 0,</text:p>
      <text:p text:style-name="P2"><text:s text:c="2"/>receiving_twopta smallint NOT NULL DEFAULT 0,</text:p>
      <text:p text:style-name="P2"><text:s text:c="2"/>receiving_twoptm smallint NOT NULL DEFAULT 0,</text:p>
      <text:p text:style-name="P2"><text:s text:c="2"/>receiving_twoptmissed smallint NOT NULL DEFAULT 0,</text:p>
      <text:p text:style-name="P2"><text:s text:c="2"/>receiving_yac_yds smallint NOT NULL DEFAULT 0,</text:p>
      <text:p text:style-name="P2"><text:s text:c="2"/>receiving_yds smallint NOT NULL DEFAULT 0,</text:p>
      <text:p text:style-name="P2"><text:s text:c="2"/>rushing_att smallint NOT NULL DEFAULT 0,</text:p>
      <text:p text:style-name="P2"><text:s text:c="2"/>rushing_loss smallint NOT NULL DEFAULT 0,</text:p>
      <text:p text:style-name="P2"><text:s text:c="2"/>rushing_loss_yds smallint NOT NULL DEFAULT 0,</text:p>
      <text:p text:style-name="P2"><text:s text:c="2"/>rushing_tds smallint NOT NULL DEFAULT 0,</text:p>
      <text:p text:style-name="P2"><text:s text:c="2"/>rushing_twopta smallint NOT NULL DEFAULT 0,</text:p>
      <text:p text:style-name="P2"><text:s text:c="2"/>rushing_twoptm smallint NOT NULL DEFAULT 0,</text:p>
      <text:p text:style-name="P2"><text:s text:c="2"/>rushing_twoptmissed smallint NOT NULL DEFAULT 0,</text:p>
      <text:p text:style-name="P2"><text:s text:c="2"/>rushing_yds smallint NOT NULL DEFAULT 0</text:p>
      <text:p text:style-name="P2">)</text:p>
      <text:h text:style-name="P7" text:outline-level="2">Table player</text:h>
      <text:p text:style-name="P5">Created by nfldb. Stores stores ephemeral data about players. Namely, it is the most current information about each player known by nfldb.</text:p>
      <text:p text:style-name="P2">CREATE TABLE public.player</text:p>
      <text:p text:style-name="P2">(</text:p>
      <text:p text:style-name="P2"><text:s text:c="2"/>player_id character varying(10) NOT NULL,</text:p>
      <text:p text:style-name="P2"><text:s text:c="2"/>gsis_name character varying(75),</text:p>
      <text:p text:style-name="P2"><text:s text:c="2"/>full_name character varying(100),</text:p>
      <text:p text:style-name="P2"><text:s text:c="2"/>first_name character varying(100),</text:p>
      <text:p text:style-name="P2"><text:s text:c="2"/>last_name character varying(100),</text:p>
      <text:p text:style-name="P2"><text:s text:c="2"/>team character varying(3) NOT NULL,</text:p>
      <text:p text:style-name="P2"><text:s text:c="2"/>"position" player_pos NOT NULL,</text:p>
      <text:p text:style-name="P2"><text:s text:c="2"/>profile_id integer,</text:p>
      <text:p text:style-name="P2"><text:s text:c="2"/>profile_url character varying(255),</text:p>
      <text:p text:style-name="P2"><text:s text:c="2"/>uniform_number usmallint,</text:p>
      <text:p text:style-name="P2"><text:s text:c="2"/>birthdate character varying(75),</text:p>
      <text:p text:style-name="P2"><text:s text:c="2"/>college character varying(255),</text:p>
      <text:p text:style-name="P2"><text:s text:c="2"/>height usmallint,</text:p>
      <text:p text:style-name="P2"><text:s text:c="2"/>weight usmallint,</text:p>
      <text:p text:style-name="P2"><text:s text:c="2"/>years_pro usmallint,</text:p>
      <text:p text:style-name="P2"><text:s text:c="2"/>status player_status NOT NULL</text:p>
      <text:p text:style-name="P2">)</text:p>
      <text:h text:style-name="P7" text:outline-level="2"><text:soft-page-break/>Table player_xref</text:h>
      <text:p text:style-name="P5">Created by EWT. Stores a row for each player from each source, such as ESPN or NFL.com.</text:p>
      <text:p text:style-name="P2">CREATE TABLE public.player_xref</text:p>
      <text:p text:style-name="P2">(</text:p>
      <text:p text:style-name="P2"><text:s text:c="2"/>player_xref_id integer NOT NULL DEFAULT nextval('player_xref_player_xref_id_seq'::regclass),</text:p>
      <text:p text:style-name="P2"><text:s text:c="2"/>nflcom_player_id character varying NOT NULL,</text:p>
      <text:p text:style-name="P2"><text:s text:c="2"/>source character varying(50) NOT NULL,</text:p>
      <text:p text:style-name="P2"><text:s text:c="2"/>source_player_id character varying(100) NOT NULL,</text:p>
      <text:p text:style-name="P2"><text:s text:c="2"/>source_player_name character varying(100) NOT NULL,</text:p>
      <text:p text:style-name="P2"><text:s text:c="2"/>source_player_team character varying(5),</text:p>
      <text:p text:style-name="P2"><text:s text:c="2"/>source_player_position character varying(10),</text:p>
      <text:p text:style-name="P2"><text:s text:c="2"/>CONSTRAINT player_xref_pkey PRIMARY KEY (player_xref_id),</text:p>
      <text:p text:style-name="P2"><text:s text:c="2"/>CONSTRAINT player_xref_nflcom_player_id_source_key UNIQUE (nflcom_player_id, source),</text:p>
      <text:p text:style-name="P2"><text:s text:c="2"/>CONSTRAINT player_xref_source_player_id_source_key UNIQUE (source_player_id, source)</text:p>
      <text:p text:style-name="P2">)</text:p>
      <text:h text:style-name="P7" text:outline-level="2">Table salaries</text:h>
      <text:p text:style-name="P5">Created by EWT. Stores a row for each player dfs result (from rg.com) for each week.</text:p>
      <text:p text:style-name="P2">CREATE TABLE public.rotoguru_dk</text:p>
      <text:p text:style-name="P2">(</text:p>
      <text:p text:style-name="P2"><text:s text:c="2"/>rotoguru_dk_id integer NOT NULL DEFAULT nextval('rotoguru_dk_rotoguru_dk_id_seq'::regclass),</text:p>
      <text:p text:style-name="P2"><text:s text:c="2"/>season_year smallint NOT NULL,</text:p>
      <text:p text:style-name="P2"><text:s text:c="2"/>week smallint NOT NULL,</text:p>
      <text:p text:style-name="P2"><text:s text:c="2"/>gid character varying,</text:p>
      <text:p text:style-name="P2"><text:s text:c="2"/>player_name character varying NOT NULL,</text:p>
      <text:p text:style-name="P2"><text:s text:c="2"/>player_pos character varying NOT NULL,</text:p>
      <text:p text:style-name="P2"><text:s text:c="2"/>team_code character varying NOT NULL,</text:p>
      <text:p text:style-name="P2"><text:s text:c="2"/>ha character varying NOT NULL,</text:p>
      <text:p text:style-name="P2"><text:s text:c="2"/>opp character varying NOT NULL,</text:p>
      <text:p text:style-name="P2"><text:s text:c="2"/>dk_points numeric NOT NULL,</text:p>
      <text:p text:style-name="P2"><text:s text:c="2"/>dk_salary smallint NOT NULL,</text:p>
      <text:p text:style-name="P2"><text:s text:c="2"/>gsis_id character varying,</text:p>
      <text:p text:style-name="P2"><text:s text:c="2"/>CONSTRAINT rotoguru_dk_pkey PRIMARY KEY (rotoguru_dk_id),</text:p>
      <text:p text:style-name="P2"><text:s text:c="2"/>CONSTRAINT rotoguru_dk_season_year_week_player_name_dk_points_key UNIQUE (season_year, week, player_name, dk_points)</text:p>
      <text:p text:style-name="P2">)</text:p>
      <text:h text:style-name="P7" text:outline-level="2">Table salaries</text:h>
      <text:p text:style-name="P5">Created by EWT. Stores a row for each player salary for each week.</text:p>
      <text:p text:style-name="P2">CREATE TABLE public.salaries</text:p>
      <text:p text:style-name="P2">(</text:p>
      <text:p text:style-name="P2"><text:s text:c="2"/>salaries_id integer NOT NULL DEFAULT nextval('salaries_salaries_id_seq'::regclass),</text:p>
      <text:p text:style-name="P2"><text:s text:c="2"/>season_year smallint NOT NULL,</text:p>
      <text:p text:style-name="P2"><text:s text:c="2"/>week smallint NOT NULL,</text:p>
      <text:p text:style-name="P2"><text:s text:c="2"/>player_id character varying(10),</text:p>
      <text:p text:style-name="P2"><text:s text:c="2"/>team character varying(10),</text:p>
      <text:p text:style-name="P2"><text:s text:c="2"/>source character varying(50) NOT NULL,</text:p>
      <text:p text:style-name="P2"><text:s text:c="2"/>source_player_id character varying(50) NOT NULL,</text:p>
      <text:p text:style-name="P2"><text:s text:c="2"/>source_player_name character varying(50) NOT NULL,</text:p>
      <text:p text:style-name="P2"><text:s text:c="2"/>dfs_site character varying(5) NOT NULL,</text:p>
      <text:p text:style-name="P2"><text:s text:c="2"/>dfs_position character varying(5) NOT NULL,</text:p>
      <text:p text:style-name="P2"><text:s text:c="2"/>salary smallint NOT NULL</text:p>
      <text:p text:style-name="P2">)</text:p>
      <text:h text:style-name="P7" text:outline-level="2"><text:soft-page-break/>Table snapcounts</text:h>
      <text:p text:style-name="P5">Created by EWT. FootballOutsiders defensive line stats. This table is highly incomplete - only has a weeks 1-13 from 2016 season</text:p>
      <text:p text:style-name="P2">CREATE TABLE public.snapcounts</text:p>
      <text:p text:style-name="P2">(</text:p>
      <text:p text:style-name="P2"><text:s text:c="2"/>snapcounts_id integer NOT NULL DEFAULT nextval('snapcounts_snapcounts_id_seq'::regclass),</text:p>
      <text:p text:style-name="P2"><text:s text:c="2"/>player_id character varying(10) NOT NULL,</text:p>
      <text:p text:style-name="P2"><text:s text:c="2"/>gsis_id gameid,</text:p>
      <text:p text:style-name="P2"><text:s text:c="2"/>season smallint,</text:p>
      <text:p text:style-name="P2"><text:s text:c="2"/>week smallint,</text:p>
      <text:p text:style-name="P2"><text:s text:c="2"/>first_name character varying(50),</text:p>
      <text:p text:style-name="P2"><text:s text:c="2"/>last_name character varying(50),</text:p>
      <text:p text:style-name="P2"><text:s text:c="2"/>"position" character varying(5),</text:p>
      <text:p text:style-name="P2"><text:s text:c="2"/>team character varying(5),</text:p>
      <text:p text:style-name="P2"><text:s text:c="2"/>site character varying(50),</text:p>
      <text:p text:style-name="P2"><text:s text:c="2"/>site_player_id character varying(50),</text:p>
      <text:p text:style-name="P2"><text:s text:c="2"/>site_player_name character varying(50),</text:p>
      <text:p text:style-name="P2"><text:s text:c="2"/>site_player_position character varying(10),</text:p>
      <text:p text:style-name="P2"><text:s text:c="2"/>site_player_team character varying(10),</text:p>
      <text:p text:style-name="P2"><text:s text:c="2"/>started boolean,</text:p>
      <text:p text:style-name="P2"><text:s text:c="2"/>total_snaps smallint,</text:p>
      <text:p text:style-name="P2"><text:s text:c="2"/>def_snap_pct numeric,</text:p>
      <text:p text:style-name="P2"><text:s text:c="2"/>def_snaps smallint,</text:p>
      <text:p text:style-name="P2"><text:s text:c="2"/>off_snap_pct numeric,</text:p>
      <text:p text:style-name="P2"><text:s text:c="2"/>off_snaps smallint,</text:p>
      <text:p text:style-name="P2"><text:s text:c="2"/>st_snap_pct numeric,</text:p>
      <text:p text:style-name="P2"><text:s text:c="2"/>st_snaps smallint</text:p>
      <text:p text:style-name="P2">)</text:p>
      <text:h text:style-name="P7" text:outline-level="2">Table team</text:h>
      <text:p text:style-name="P5">Created by nfldb. Stores a row for each team in the league. There is also a row that corresponds to an unknown team called UNK. This is used for players that are not on any current roster.</text:p>
      <text:p text:style-name="P2">CREATE TABLE public.team</text:p>
      <text:p text:style-name="P2">(</text:p>
      <text:p text:style-name="P2"><text:s text:c="2"/>team_id character varying(3) NOT NULL,</text:p>
      <text:p text:style-name="P2"><text:s text:c="2"/>city character varying(50) NOT NULL,</text:p>
      <text:p text:style-name="P2"><text:s text:c="2"/>name character varying(50) NOT NULL,</text:p>
      <text:p text:style-name="P2">)</text:p>
      <text:h text:style-name="P7" text:outline-level="2">Table teamstats_offense_yearly</text:h>
      <text:p text:style-name="P5">Created by EWT. Yearly team offsense stats. Courtesy of pro-football-reference.</text:p>
      <text:p text:style-name="P2">CREATE TABLE public.teamstats_offense_yearly</text:p>
      <text:p text:style-name="P2">(</text:p>
      <text:p text:style-name="P2"><text:s text:c="2"/>teamstats_offense_yearly_id integer NOT NULL DEFAULT nextval('teamstats_offense_yearly_teamstats_offense_yearly_id_seq'::regclass),</text:p>
      <text:p text:style-name="P2"><text:s text:c="2"/>season_year smallint NOT NULL,</text:p>
      <text:p text:style-name="P2"><text:s text:c="2"/>team character varying NOT NULL,</text:p>
      <text:p text:style-name="P2"><text:s text:c="2"/>pass_cmp smallint NOT NULL,</text:p>
      <text:p text:style-name="P2"><text:s text:c="2"/>pass_att smallint NOT NULL,</text:p>
      <text:p text:style-name="P2"><text:s text:c="2"/>pass_yds smallint NOT NULL,</text:p>
      <text:p text:style-name="P2"><text:s text:c="2"/>pass_int smallint NOT NULL,</text:p>
      <text:p text:style-name="P2"><text:s text:c="2"/>pass_td smallint NOT NULL,</text:p>
      <text:p text:style-name="P2"><text:s text:c="2"/>pass_sacked smallint NOT NULL,</text:p>
      <text:p text:style-name="P2"><text:s text:c="2"/>pass_sacked_yds smallint NOT NULL,</text:p>
      <text:p text:style-name="P2"><text:s text:c="2"/>exp_pts_pass numeric NOT NULL,</text:p>
      <text:p text:style-name="P2"><text:soft-page-break/><text:s text:c="2"/>rush_att smallint NOT NULL,</text:p>
      <text:p text:style-name="P2"><text:s text:c="2"/>rush_yds smallint NOT NULL,</text:p>
      <text:p text:style-name="P2"><text:s text:c="2"/>rush_td smallint NOT NULL,</text:p>
      <text:p text:style-name="P2"><text:s text:c="2"/>exp_pts_rush numeric NOT NULL,</text:p>
      <text:p text:style-name="P2"><text:s text:c="2"/>fumbles smallint NOT NULL,</text:p>
      <text:p text:style-name="P2"><text:s text:c="2"/>two_pt_md smallint NOT NULL,</text:p>
      <text:p text:style-name="P2"><text:s text:c="2"/>two_pt_att smallint NOT NULL,</text:p>
      <text:p text:style-name="P2"><text:s text:c="2"/>fga smallint NOT NULL,</text:p>
      <text:p text:style-name="P2"><text:s text:c="2"/>fgm smallint NOT NULL,</text:p>
      <text:p text:style-name="P2"><text:s text:c="2"/>drives smallint NOT NULL,</text:p>
      <text:p text:style-name="P2"><text:s text:c="2"/>play_count_tip smallint NOT NULL,</text:p>
      <text:p text:style-name="P2"><text:s text:c="2"/>score_pct numeric NOT NULL,</text:p>
      <text:p text:style-name="P2"><text:s text:c="2"/>turnover_pct numeric NOT NULL,</text:p>
      <text:p text:style-name="P2"><text:s text:c="2"/>start_avg numeric NOT NULL,</text:p>
      <text:p text:style-name="P2"><text:s text:c="2"/>time_avg numeric NOT NULL,</text:p>
      <text:p text:style-name="P2"><text:s text:c="2"/>points_avg numeric NOT NULL,</text:p>
      <text:p text:style-name="P2"><text:s text:c="2"/>CONSTRAINT teamstats_offense_yearly_pkey PRIMARY KEY (teamstats_offense_yearly_id)</text:p>
      <text:p text:style-name="P2">)</text:p>
      <text:h text:style-name="P7" text:outline-level="2">Table weekly_dvoa</text:h>
      <text:p text:style-name="P5">Created by EWT. FootballOutsiders DVOA stats.</text:p>
      <text:p text:style-name="P2">CREATE TABLE public.weekly_dvoa</text:p>
      <text:p text:style-name="P2">(</text:p>
      <text:p text:style-name="P2"><text:s text:c="2"/>weekly_dvoa_id integer NOT NULL DEFAULT nextval('weekly_dvoa_weekly_dvoa_id_seq'::regclass),</text:p>
      <text:p text:style-name="P2"><text:s text:c="2"/>season_year integer NOT NULL,</text:p>
      <text:p text:style-name="P2"><text:s text:c="2"/>week smallint NOT NULL,</text:p>
      <text:p text:style-name="P2"><text:s text:c="2"/>team_code character varying(5) NOT NULL,</text:p>
      <text:p text:style-name="P2"><text:s text:c="2"/>opponent character(3),</text:p>
      <text:p text:style-name="P2"><text:s text:c="2"/>wl character varying(8),</text:p>
      <text:p text:style-name="P2"><text:s text:c="2"/>w smallint,</text:p>
      <text:p text:style-name="P2"><text:s text:c="2"/>l smallint,</text:p>
      <text:p text:style-name="P2"><text:s text:c="2"/>total_dvoa numeric,</text:p>
      <text:p text:style-name="P2"><text:s text:c="2"/>total_dvoa_rank smallint,</text:p>
      <text:p text:style-name="P2"><text:s text:c="2"/>weighted_dvoa numeric,</text:p>
      <text:p text:style-name="P2"><text:s text:c="2"/>weighted_dvoa_rank smallint,</text:p>
      <text:p text:style-name="P2"><text:s text:c="2"/>off_dvoa numeric,</text:p>
      <text:p text:style-name="P2"><text:s text:c="2"/>off_dvoa_rank smallint,</text:p>
      <text:p text:style-name="P2"><text:s text:c="2"/>off_pass_dvoa numeric,</text:p>
      <text:p text:style-name="P2"><text:s text:c="2"/>off_rush_dvoa numeric,</text:p>
      <text:p text:style-name="P2"><text:s text:c="2"/>weighted_off_dvoa numeric,</text:p>
      <text:p text:style-name="P2"><text:s text:c="2"/>weighted_off_dvoa_rank smallint,</text:p>
      <text:p text:style-name="P2"><text:s text:c="2"/>def_dvoa numeric,</text:p>
      <text:p text:style-name="P2"><text:s text:c="2"/>def_dvoa_rank smallint,</text:p>
      <text:p text:style-name="P2"><text:s text:c="2"/>def_pass_dvoa numeric,</text:p>
      <text:p text:style-name="P2"><text:s text:c="2"/>def_rush_dvoa numeric,</text:p>
      <text:p text:style-name="P2"><text:s text:c="2"/>weighted_def_dvoa numeric,</text:p>
      <text:p text:style-name="P2"><text:s text:c="2"/>weighted_def_dvoa_rank smallint,</text:p>
      <text:p text:style-name="P2"><text:s text:c="2"/>st_dvoa numeric,</text:p>
      <text:p text:style-name="P2"><text:s text:c="2"/>st_dvoa_rank smallint,</text:p>
      <text:p text:style-name="P2"><text:s text:c="2"/>weighted_st_dvoa numeric,</text:p>
      <text:p text:style-name="P2"><text:s text:c="2"/>weighted_st_dvoa_rank smallint,</text:p>
      <text:p text:style-name="P2"><text:s text:c="2"/>CONSTRAINT weekly_dvoa_pkey PRIMARY KEY (weekly_dvoa_id),</text:p>
      <text:p text:style-name="P2"><text:s text:c="2"/>CONSTRAINT weekly_dvoa_season_week_team_key UNIQUE (season_year, week, team_code)</text:p>
      <text:p text:style-name="P2">)</text:p>
      <text:h text:style-name="P4" text:outline-level="1"><text:soft-page-break/>Views</text:h>
      <text:h text:style-name="P7" text:outline-level="2"><text:span text:style-name="T2">View </text:span>air_yards</text:h>
      <text:p text:style-name="P5">Created by EWT. Has air yards and YAC on per-play basis.</text:p>
      <text:p text:style-name="P2">CREATE MATERIALIZED VIEW public.air_yards AS </text:p>
      <text:p text:style-name="P2"><text:s/>WITH qb AS (</text:p>
      <text:p text:style-name="P2"><text:s text:c="9"/>SELECT play_player.gsis_id,</text:p>
      <text:p text:style-name="P2"><text:s text:c="12"/>play_player.drive_id,</text:p>
      <text:p text:style-name="P2"><text:s text:c="12"/>play_player.play_id,</text:p>
      <text:p text:style-name="P2"><text:s text:c="12"/>play_player.team,</text:p>
      <text:p text:style-name="P2"><text:s text:c="12"/>play_player.passing_cmp,</text:p>
      <text:p text:style-name="P2"><text:s text:c="12"/>play_player.passing_att,</text:p>
      <text:p text:style-name="P2"><text:s text:c="12"/>play_player.passing_yds,</text:p>
      <text:p text:style-name="P2"><text:s text:c="12"/>play_player.passing_incmp_air_yds AS air_yds,</text:p>
      <text:p text:style-name="P2"><text:s text:c="12"/>play_player.player_id AS qb</text:p>
      <text:p text:style-name="P2"><text:s text:c="11"/>FROM play_player</text:p>
      <text:p text:style-name="P2"><text:s text:c="10"/>WHERE play_player.passing_incmp_air_yds &gt; 0 AND (play_player.gsis_id::text IN ( SELECT game.gsis_id</text:p>
      <text:p text:style-name="P2"><text:s text:c="19"/>FROM game</text:p>
      <text:p text:style-name="P2"><text:s text:c="18"/>WHERE game.season_type = 'Regular'::season_phase)) AND play_player.passing_att &gt; 0 AND play_player.passing_cmp = 0</text:p>
      <text:p text:style-name="P2"><text:s text:c="8"/>), rcvr AS (</text:p>
      <text:p text:style-name="P2"><text:s text:c="9"/>SELECT qb.gsis_id,</text:p>
      <text:p text:style-name="P2"><text:s text:c="12"/>qb.drive_id,</text:p>
      <text:p text:style-name="P2"><text:s text:c="12"/>qb.play_id,</text:p>
      <text:p text:style-name="P2"><text:s text:c="12"/>qb.team,</text:p>
      <text:p text:style-name="P2"><text:s text:c="12"/>qb.passing_cmp,</text:p>
      <text:p text:style-name="P2"><text:s text:c="12"/>qb.passing_att,</text:p>
      <text:p text:style-name="P2"><text:s text:c="12"/>qb.passing_yds,</text:p>
      <text:p text:style-name="P2"><text:s text:c="12"/>qb.air_yds,</text:p>
      <text:p text:style-name="P2"><text:s text:c="12"/>qb.qb,</text:p>
      <text:p text:style-name="P2"><text:s text:c="12"/>pp.receiver,</text:p>
      <text:p text:style-name="P2"><text:s text:c="12"/>pp.receiving_rec,</text:p>
      <text:p text:style-name="P2"><text:s text:c="12"/>pp.receiving_yds,</text:p>
      <text:p text:style-name="P2"><text:s text:c="12"/>pp.receiving_yac_yds</text:p>
      <text:p text:style-name="P2"><text:s text:c="11"/>FROM qb</text:p>
      <text:p text:style-name="P2"><text:s text:c="13"/>LEFT JOIN ( SELECT play_player.gsis_id,</text:p>
      <text:p text:style-name="P2"><text:s text:c="20"/>play_player.drive_id,</text:p>
      <text:p text:style-name="P2"><text:s text:c="20"/>play_player.play_id,</text:p>
      <text:p text:style-name="P2"><text:s text:c="20"/>play_player.player_id,</text:p>
      <text:p text:style-name="P2"><text:s text:c="20"/>play_player.team,</text:p>
      <text:p text:style-name="P2"><text:s text:c="20"/>play_player.passing_att,</text:p>
      <text:p text:style-name="P2"><text:s text:c="20"/>play_player.receiving_rec,</text:p>
      <text:p text:style-name="P2"><text:s text:c="20"/>play_player.receiving_yds,</text:p>
      <text:p text:style-name="P2"><text:s text:c="20"/>play_player.receiving_yac_yds,</text:p>
      <text:p text:style-name="P2"><text:s text:c="20"/>play_player.player_id AS receiver</text:p>
      <text:p text:style-name="P2"><text:s text:c="19"/>FROM play_player</text:p>
      <text:p text:style-name="P2"><text:s text:c="18"/>WHERE play_player.passing_att = 0) pp ON qb.gsis_id::text = pp.gsis_id::text AND qb.drive_id::smallint = pp.drive_id::smallint AND qb.play_id::smallint = pp.play_id::smallint AND qb.team::text = pp.team::text</text:p>
      <text:p text:style-name="P2"><text:s text:c="8"/>), icay AS (</text:p>
      <text:p text:style-name="P2"><text:s text:c="9"/>SELECT rcvr.receiver AS player_id,</text:p>
      <text:p text:style-name="P2"><text:s text:c="12"/>p2.full_name,</text:p>
      <text:p text:style-name="P2"><text:s text:c="12"/>rcvr.gsis_id,</text:p>
      <text:p text:style-name="P2"><text:s text:c="12"/>rcvr.drive_id,</text:p>
      <text:p text:style-name="P2"><text:s text:c="12"/>rcvr.play_id,</text:p>
      <text:p text:style-name="P2"><text:s text:c="12"/>rcvr.team,</text:p>
      <text:p text:style-name="P2"><text:soft-page-break/><text:s text:c="12"/>rcvr.receiving_rec,</text:p>
      <text:p text:style-name="P2"><text:s text:c="12"/>rcvr.air_yds,</text:p>
      <text:p text:style-name="P2"><text:s text:c="12"/>rcvr.receiving_yds,</text:p>
      <text:p text:style-name="P2"><text:s text:c="12"/>rcvr.receiving_yac_yds</text:p>
      <text:p text:style-name="P2"><text:s text:c="11"/>FROM rcvr</text:p>
      <text:p text:style-name="P2"><text:s text:c="13"/>LEFT JOIN player p ON rcvr.qb::text = p.player_id::text</text:p>
      <text:p text:style-name="P2"><text:s text:c="13"/>LEFT JOIN player p2 ON rcvr.receiver::text = p2.player_id::text</text:p>
      <text:p text:style-name="P2"><text:s text:c="8"/>), cay AS (</text:p>
      <text:p text:style-name="P2"><text:s text:c="9"/>SELECT pp.player_id,</text:p>
      <text:p text:style-name="P2"><text:s text:c="12"/>p.full_name,</text:p>
      <text:p text:style-name="P2"><text:s text:c="12"/>pp.gsis_id,</text:p>
      <text:p text:style-name="P2"><text:s text:c="12"/>pp.drive_id,</text:p>
      <text:p text:style-name="P2"><text:s text:c="12"/>pp.play_id,</text:p>
      <text:p text:style-name="P2"><text:s text:c="12"/>pp.team,</text:p>
      <text:p text:style-name="P2"><text:s text:c="12"/>pp.receiving_rec,</text:p>
      <text:p text:style-name="P2"><text:s text:c="12"/>pp.receiving_yds - pp.receiving_yac_yds AS air_yds,</text:p>
      <text:p text:style-name="P2"><text:s text:c="12"/>pp.receiving_yds,</text:p>
      <text:p text:style-name="P2"><text:s text:c="12"/>pp.receiving_yac_yds</text:p>
      <text:p text:style-name="P2"><text:s text:c="11"/>FROM play_player pp</text:p>
      <text:p text:style-name="P2"><text:s text:c="13"/>LEFT JOIN player p ON pp.player_id::text = p.player_id::text</text:p>
      <text:p text:style-name="P2"><text:s text:c="10"/>WHERE pp.receiving_rec = 1 AND (pp.gsis_id::text IN ( SELECT game.gsis_id</text:p>
      <text:p text:style-name="P2"><text:s text:c="19"/>FROM game</text:p>
      <text:p text:style-name="P2"><text:s text:c="18"/>WHERE game.season_type = 'Regular'::season_phase))</text:p>
      <text:p text:style-name="P2"><text:s text:c="8"/>), comb AS (</text:p>
      <text:p text:style-name="P2"><text:s text:c="9"/>SELECT cay.player_id,</text:p>
      <text:p text:style-name="P2"><text:s text:c="12"/>cay.full_name,</text:p>
      <text:p text:style-name="P2"><text:s text:c="12"/>cay.gsis_id,</text:p>
      <text:p text:style-name="P2"><text:s text:c="12"/>cay.drive_id,</text:p>
      <text:p text:style-name="P2"><text:s text:c="12"/>cay.play_id,</text:p>
      <text:p text:style-name="P2"><text:s text:c="12"/>cay.team,</text:p>
      <text:p text:style-name="P2"><text:s text:c="12"/>cay.receiving_rec,</text:p>
      <text:p text:style-name="P2"><text:s text:c="12"/>cay.air_yds,</text:p>
      <text:p text:style-name="P2"><text:s text:c="12"/>cay.receiving_yds,</text:p>
      <text:p text:style-name="P2"><text:s text:c="12"/>cay.receiving_yac_yds</text:p>
      <text:p text:style-name="P2"><text:s text:c="11"/>FROM cay</text:p>
      <text:p text:style-name="P2"><text:s text:c="8"/>UNION ALL</text:p>
      <text:p text:style-name="P2"><text:s text:c="9"/>SELECT icay.player_id,</text:p>
      <text:p text:style-name="P2"><text:s text:c="12"/>icay.full_name,</text:p>
      <text:p text:style-name="P2"><text:s text:c="12"/>icay.gsis_id,</text:p>
      <text:p text:style-name="P2"><text:s text:c="12"/>icay.drive_id,</text:p>
      <text:p text:style-name="P2"><text:s text:c="12"/>icay.play_id,</text:p>
      <text:p text:style-name="P2"><text:s text:c="12"/>icay.team,</text:p>
      <text:p text:style-name="P2"><text:s text:c="12"/>icay.receiving_rec,</text:p>
      <text:p text:style-name="P2"><text:s text:c="12"/>icay.air_yds,</text:p>
      <text:p text:style-name="P2"><text:s text:c="12"/>icay.receiving_yds,</text:p>
      <text:p text:style-name="P2"><text:s text:c="12"/>icay.receiving_yac_yds</text:p>
      <text:p text:style-name="P2"><text:s text:c="11"/>FROM icay</text:p>
      <text:p text:style-name="P2"><text:s text:c="8"/>)</text:p>
      <text:p text:style-name="P2"><text:s/>SELECT g.season_year,</text:p>
      <text:p text:style-name="P2"><text:s text:c="4"/>comb.player_id,</text:p>
      <text:p text:style-name="P2"><text:s text:c="4"/>comb.full_name,</text:p>
      <text:p text:style-name="P2"><text:s text:c="4"/>comb.gsis_id,</text:p>
      <text:p text:style-name="P2"><text:s text:c="4"/>comb.drive_id,</text:p>
      <text:p text:style-name="P2"><text:s text:c="4"/>comb.play_id,</text:p>
      <text:p text:style-name="P2"><text:s text:c="4"/>comb.team,</text:p>
      <text:p text:style-name="P2"><text:s text:c="4"/>comb.receiving_rec,</text:p>
      <text:p text:style-name="P2"><text:soft-page-break/><text:s text:c="4"/>comb.air_yds,</text:p>
      <text:p text:style-name="P2"><text:s text:c="4"/>comb.receiving_yds,</text:p>
      <text:p text:style-name="P2"><text:s text:c="4"/>comb.receiving_yac_yds</text:p>
      <text:p text:style-name="P2"><text:s text:c="3"/>FROM comb</text:p>
      <text:p text:style-name="P2"><text:s text:c="5"/>JOIN game g ON comb.gsis_id::text = g.gsis_id::text</text:p>
      <text:p text:style-name="P2">WITH DATA;</text:p>
      <text:h text:style-name="P7" text:outline-level="2"><text:span text:style-name="T2">View </text:span>air_yards_summary</text:h>
      <text:p text:style-name="P5">Created by EWT. Has air yards on per-season basis.</text:p>
      <text:p text:style-name="P2">CREATE OR REPLACE VIEW public.air_yards_summary AS </text:p>
      <text:p text:style-name="P2"><text:s/>WITH ay AS (</text:p>
      <text:p text:style-name="P2"><text:s text:c="9"/>SELECT air_yards.season_year,</text:p>
      <text:p text:style-name="P2"><text:s text:c="12"/>air_yards.player_id,</text:p>
      <text:p text:style-name="P2"><text:s text:c="12"/>air_yards.team,</text:p>
      <text:p text:style-name="P2"><text:s text:c="12"/>count(air_yards.*) AS targ,</text:p>
      <text:p text:style-name="P2"><text:s text:c="12"/>round(avg(air_yards.air_yds), 1) AS aypt,</text:p>
      <text:p text:style-name="P2"><text:s text:c="12"/>sum(air_yards.air_yds) AS tot_ay</text:p>
      <text:p text:style-name="P2"><text:s text:c="11"/>FROM air_yards</text:p>
      <text:p text:style-name="P2"><text:s text:c="10"/>GROUP BY air_yards.season_year, air_yards.player_id, air_yards.team</text:p>
      <text:p text:style-name="P2"><text:s text:c="8"/>)</text:p>
      <text:p text:style-name="P2"><text:s/>SELECT ay.season_year,</text:p>
      <text:p text:style-name="P2"><text:s text:c="4"/>p.full_name,</text:p>
      <text:p text:style-name="P2"><text:s text:c="4"/>ay.team,</text:p>
      <text:p text:style-name="P2"><text:s text:c="4"/>p."position",</text:p>
      <text:p text:style-name="P2"><text:s text:c="4"/>ay.targ,</text:p>
      <text:p text:style-name="P2"><text:s text:c="4"/>ay.aypt,</text:p>
      <text:p text:style-name="P2"><text:s text:c="4"/>ay.tot_ay</text:p>
      <text:p text:style-name="P2"><text:s text:c="3"/>FROM ay</text:p>
      <text:p text:style-name="P2"><text:s text:c="5"/>LEFT JOIN player p ON ay.player_id::text = p.player_id::text</text:p>
      <text:p text:style-name="P2"><text:s text:c="2"/>WHERE ay.targ &gt; 10</text:p>
      <text:p text:style-name="P2"><text:s text:c="2"/>ORDER BY ay.season_year DESC, ay.aypt DESC;</text:p>
      <text:h text:style-name="P8" text:outline-level="2"><text:span text:style-name="T2">View </text:span>cs_passing</text:h>
      <text:p text:style-name="P5">Created by EWT. Selects QB stats from current season (fantasy &amp; DFS)</text:p>
      <text:p text:style-name="P2">CREATE VIEW cs_passing AS</text:p>
      <text:p text:style-name="P2">SELECT * from passing</text:p>
      <text:p text:style-name="P2">WHERE season_year = (SELECT MAX(season_year) FROM passing)</text:p>
      <text:h text:style-name="P8" text:outline-level="2"><text:span text:style-name="T2">View </text:span>cs_receiving</text:h>
      <text:p text:style-name="P5">Created by EWT. Selects receiving stats from current season (fantasy &amp; DFS)</text:p>
      <text:p text:style-name="P2">CREATE VIEW cs_receiving AS</text:p>
      <text:p text:style-name="P2">SELECT * from receiving</text:p>
      <text:p text:style-name="P2">WHERE season_year = (SELECT MAX(season_year) FROM receiving)</text:p>
      <text:h text:style-name="P8" text:outline-level="2"><text:span text:style-name="T2">View </text:span>cs_rushing</text:h>
      <text:p text:style-name="P5">Created by EWT. Selects rushing stats from current season (fantasy &amp; DFS)</text:p>
      <text:p text:style-name="P2">CREATE VIEW cs_rushing AS</text:p>
      <text:p text:style-name="P2">SELECT * from rushing</text:p>
      <text:p text:style-name="P2">WHERE season_year = (SELECT MAX(season_year) FROM rushing)</text:p>
      <text:h text:style-name="P8" text:outline-level="2"><text:span text:style-name="T2">View </text:span>cs_receiving_dvp</text:h>
      <text:p text:style-name="P5">Created by EWT. Selects defense vs. position for receivers.</text:p>
      <text:p text:style-name="P2">CREATE OR REPLACE VIEW public.cs_receiving_dvp AS </text:p>
      <text:p text:style-name="P2"><text:soft-page-break/><text:s/>SELECT cs_receiving.opp,</text:p>
      <text:p text:style-name="P2"><text:s text:c="4"/>cs_receiving."position",</text:p>
      <text:p text:style-name="P2"><text:s text:c="4"/>round(sum(cs_receiving.receiving_tar) / 13::numeric, 2) AS avg_tgt,</text:p>
      <text:p text:style-name="P2"><text:s text:c="4"/>round(sum(cs_receiving.receiving_yds) / 13::numeric, 2) AS avg_yds,</text:p>
      <text:p text:style-name="P2"><text:s text:c="4"/>round(sum(cs_receiving.receiving_tds) / 13::numeric, 2) AS avg_tds,</text:p>
      <text:p text:style-name="P2"><text:s text:c="4"/>round(sum(cs_receiving.fpts_dk) / 13::numeric, 2) AS avg_dk</text:p>
      <text:p text:style-name="P2"><text:s text:c="3"/>FROM cs_receiving</text:p>
      <text:p text:style-name="P2"><text:s text:c="2"/>GROUP BY cs_receiving.opp, cs_receiving."position"</text:p>
      <text:p text:style-name="P2"><text:s text:c="2"/>ORDER BY cs_receiving."position", (round(sum(cs_receiving.fpts_dk) / 13::numeric, 2)) DESC;</text:p>
      <text:h text:style-name="P8" text:outline-level="2"><text:span text:style-name="T2">View </text:span>cs_receiving_dvp</text:h>
      <text:p text:style-name="P5">Created by EWT. Selects weekly snap counts.</text:p>
      <text:p text:style-name="P2">CREATE MATERIALIZED VIEW public.cs_snaps AS </text:p>
      <text:p text:style-name="P2"><text:s/>WITH snaps AS (</text:p>
      <text:p text:style-name="P2"><text:s text:c="9"/>SELECT cws.week,</text:p>
      <text:p text:style-name="P2"><text:s text:c="12"/>cws.full_name,</text:p>
      <text:p text:style-name="P2"><text:s text:c="12"/>cws."position",</text:p>
      <text:p text:style-name="P2"><text:s text:c="12"/>cws.fpts_dk,</text:p>
      <text:p text:style-name="P2"><text:s text:c="12"/>cws.team,</text:p>
      <text:p text:style-name="P2"><text:s text:c="12"/>tg.opp,</text:p>
      <text:p text:style-name="P2"><text:s text:c="12"/>sc.off_snaps,</text:p>
      <text:p text:style-name="P2"><text:s text:c="12"/>sc.off_snap_pct,</text:p>
      <text:p text:style-name="P2"><text:s text:c="12"/>lag(sc.off_snaps, 1) OVER (ORDER BY cws.player_id, cws.team, cws.week) AS off_snaps_1bef,</text:p>
      <text:p text:style-name="P2"><text:s text:c="12"/>lag(sc.off_snaps, 2) OVER (ORDER BY cws.player_id, cws.team, cws.week) AS off_snaps_2bef,</text:p>
      <text:p text:style-name="P2"><text:s text:c="12"/>lag(sc.off_snaps, 3) OVER (ORDER BY cws.player_id, cws.team, cws.week) AS off_snaps_3bef</text:p>
      <text:p text:style-name="P2"><text:s text:c="11"/>FROM cs_weekly_stats cws</text:p>
      <text:p text:style-name="P2"><text:s text:c="13"/>LEFT JOIN snapcounts sc ON cws.gsis_id::text = sc.gsis_id::text AND cws.player_id::text = sc.player_id::text</text:p>
      <text:p text:style-name="P2"><text:s text:c="13"/>LEFT JOIN cs_teamgames tg ON cws.gsis_id::text = tg.gsis_id::text AND cws.team::text = tg.team::text</text:p>
      <text:p text:style-name="P2"><text:s text:c="8"/>)</text:p>
      <text:p text:style-name="P2"><text:s/>SELECT snaps.week,</text:p>
      <text:p text:style-name="P2"><text:s text:c="4"/>snaps.full_name,</text:p>
      <text:p text:style-name="P2"><text:s text:c="4"/>snaps."position",</text:p>
      <text:p text:style-name="P2"><text:s text:c="4"/>snaps.fpts_dk,</text:p>
      <text:p text:style-name="P2"><text:s text:c="4"/>snaps.team,</text:p>
      <text:p text:style-name="P2"><text:s text:c="4"/>snaps.opp,</text:p>
      <text:p text:style-name="P2"><text:s text:c="4"/>snaps.off_snaps,</text:p>
      <text:p text:style-name="P2"><text:s text:c="4"/>snaps.off_snap_pct,</text:p>
      <text:p text:style-name="P2"><text:s text:c="4"/>snaps.off_snaps_1bef,</text:p>
      <text:p text:style-name="P2"><text:s text:c="4"/>snaps.off_snaps_2bef,</text:p>
      <text:p text:style-name="P2"><text:s text:c="4"/>snaps.off_snaps_3bef,</text:p>
      <text:p text:style-name="P2"><text:s text:c="4"/>snaps.off_snaps - snaps.off_snaps_1bef AS d_snaps,</text:p>
      <text:p text:style-name="P2"><text:s text:c="4"/>snaps.off_snaps::numeric - round(((snaps.off_snaps_1bef + snaps.off_snaps_2bef + snaps.off_snaps_3bef) / 3)::numeric, 0) AS d2_snaps</text:p>
      <text:p text:style-name="P2"><text:s text:c="3"/>FROM snaps</text:p>
      <text:p text:style-name="P2"><text:s text:c="2"/>WHERE snaps."position" = 'WR'::player_pos</text:p>
      <text:p text:style-name="P2"><text:s text:c="2"/>ORDER BY snaps.week DESC, snaps.team, snaps.off_snaps DESC</text:p>
      <text:p text:style-name="P2">WITH DATA;</text:p>
      <text:h text:style-name="P8" text:outline-level="2"><text:span text:style-name="T2">View </text:span>cs_teamgames</text:h>
      <text:p text:style-name="P5">Created by EWT. Selects all teamgames for current season.</text:p>
      <text:p text:style-name="P2">CREATE MATERIALIZED VIEW public.cs_teamgames AS </text:p>
      <text:p text:style-name="P2"><text:s/>SELECT *</text:p>
      <text:p text:style-name="P2"><text:s text:c="3"/>FROM teamgames</text:p>
      <text:p text:style-name="P2"><text:s text:c="2"/>WHERE season_year = (SELECT max(season_year) FROM game)</text:p>
      <text:h text:style-name="P8" text:outline-level="2"><text:soft-page-break/><text:span text:style-name="T2">View </text:span>cs_weekly_stats</text:h>
      <text:p text:style-name="P5">Created by EWT. Selects all player stats on per-week basis for this season.</text:p>
      <text:p text:style-name="P2">CREATE VIEW cs_weekly_stats AS</text:p>
      <text:p text:style-name="P2">SELECT * FROM weekly_stats</text:p>
      <text:p text:style-name="P2">WHERE season_year = (SELECT max(season_year) FROM weekly_stats)</text:p>
      <text:h text:style-name="P8" text:outline-level="2"><text:span text:style-name="T2">View </text:span>dk_points</text:h>
      <text:p text:style-name="P5">Created by EWT. Merges player DK stats w/ DST.</text:p>
      <text:p text:style-name="P2">CREATE MATERIALIZED VIEW public.dkpts AS </text:p>
      <text:p text:style-name="P2"><text:s/>SELECT ws.season_year,</text:p>
      <text:p text:style-name="P2"><text:s text:c="4"/>ws.week,</text:p>
      <text:p text:style-name="P2"><text:s text:c="4"/>ws.gsis_id,</text:p>
      <text:p text:style-name="P2"><text:s text:c="4"/>ws.player_id,</text:p>
      <text:p text:style-name="P2"><text:s text:c="4"/>ws.full_name,</text:p>
      <text:p text:style-name="P2"><text:s text:c="4"/>ws.team,</text:p>
      <text:p text:style-name="P2"><text:s text:c="4"/>ws.opp,</text:p>
      <text:p text:style-name="P2"><text:s text:c="4"/>ws."position" AS pos,</text:p>
      <text:p text:style-name="P2"><text:s text:c="4"/>ws.fpts_dk</text:p>
      <text:p text:style-name="P2"><text:s text:c="3"/>FROM weekly_stats ws</text:p>
      <text:p text:style-name="P2">UNION ALL</text:p>
      <text:p text:style-name="P2"><text:s/>SELECT dst.season_year,</text:p>
      <text:p text:style-name="P2"><text:s text:c="4"/>dst.week,</text:p>
      <text:p text:style-name="P2"><text:s text:c="4"/>dst.gsis_id,</text:p>
      <text:p text:style-name="P2"><text:s text:c="4"/>NULL::character varying AS player_id,</text:p>
      <text:p text:style-name="P2"><text:s text:c="4"/>dst.team_code::text || ' Defense'::text AS full_name,</text:p>
      <text:p text:style-name="P2"><text:s text:c="4"/>dst.team_code AS team,</text:p>
      <text:p text:style-name="P2"><text:s text:c="4"/>dst.opp,</text:p>
      <text:p text:style-name="P2"><text:s text:c="4"/>'DST'::player_pos AS pos,</text:p>
      <text:p text:style-name="P2"><text:s text:c="4"/>dst.fantasy_points AS fpts_dk</text:p>
      <text:p text:style-name="P2"><text:s text:c="3"/>FROM dst</text:p>
      <text:p text:style-name="P2"><text:s text:c="2"/>WHERE dst.season_year &gt; 2008</text:p>
      <text:h text:style-name="P8" text:outline-level="2"><text:span text:style-name="T2">View </text:span>game_agg</text:h>
      <text:p text:style-name="P5">Created by EWT. Aggregates game-level stats from play_player.</text:p>
      <text:p text:style-name="P2">CREATE MATERIALIZED VIEW public.game_agg AS </text:p>
      <text:p text:style-name="P2"><text:s/>SELECT play_player.gsis_id,</text:p>
      <text:p text:style-name="P2"><text:s text:c="4"/>play_player.player_id,</text:p>
      <text:p text:style-name="P2"><text:s text:c="4"/>play_player.team,</text:p>
      <text:p text:style-name="P2"><text:s text:c="4"/>sum(play_player.passing_cmp) AS passing_cmp,</text:p>
      <text:p text:style-name="P2"><text:s text:c="4"/>sum(play_player.passing_att) AS passing_att,</text:p>
      <text:p text:style-name="P2"><text:s text:c="4"/>sum(play_player.passing_yds) AS passing_yds,</text:p>
      <text:p text:style-name="P2"><text:s text:c="4"/>sum(play_player.passing_int) AS passing_int,</text:p>
      <text:p text:style-name="P2"><text:s text:c="4"/>sum(play_player.passing_tds) AS passing_tds,</text:p>
      <text:p text:style-name="P2"><text:s text:c="4"/>sum(play_player.passing_twoptm) AS passing_twoptm,</text:p>
      <text:p text:style-name="P2"><text:s text:c="4"/>sum(play_player.rushing_att) AS rushing_att,</text:p>
      <text:p text:style-name="P2"><text:s text:c="4"/>sum(play_player.rushing_yds) AS rushing_yds,</text:p>
      <text:p text:style-name="P2"><text:s text:c="4"/>sum(play_player.rushing_tds) AS rushing_tds,</text:p>
      <text:p text:style-name="P2"><text:s text:c="4"/>sum(play_player.rushing_twoptm) AS rushing_twoptm,</text:p>
      <text:p text:style-name="P2"><text:s text:c="4"/>sum(play_player.receiving_tar) AS receiving_tar,</text:p>
      <text:p text:style-name="P2"><text:s text:c="4"/>sum(play_player.receiving_rec) AS receiving_rec,</text:p>
      <text:p text:style-name="P2"><text:s text:c="4"/>sum(play_player.receiving_yds) AS receiving_yds,</text:p>
      <text:p text:style-name="P2"><text:s text:c="4"/>sum(play_player.receiving_tds) AS receiving_tds,</text:p>
      <text:p text:style-name="P2"><text:s text:c="4"/>sum(play_player.receiving_twoptm) AS receiving_twoptm,</text:p>
      <text:p text:style-name="P2"><text:s text:c="4"/>sum(play_player.fumbles_lost) AS fumbles_lost,</text:p>
      <text:p text:style-name="P2"><text:s text:c="4"/>sum(play_player.fumbles_rec_tds) AS fumbles_rec_tds,</text:p>
      <text:p text:style-name="P2"><text:soft-page-break/><text:s text:c="4"/>sum(play_player.puntret_tds) AS puntret_tds,</text:p>
      <text:p text:style-name="P2"><text:s text:c="4"/>sum(play_player.kickret_tds) AS kickret_tds</text:p>
      <text:p text:style-name="P2"><text:s text:c="3"/>FROM play_player</text:p>
      <text:p text:style-name="P2"><text:s text:c="2"/>WHERE (play_player.gsis_id::text IN ( SELECT game.gsis_id</text:p>
      <text:p text:style-name="P2"><text:s text:c="11"/>FROM game</text:p>
      <text:p text:style-name="P2"><text:s text:c="10"/>WHERE game.season_type = 'Regular'::season_phase))</text:p>
      <text:p text:style-name="P2"><text:s text:c="2"/>GROUP BY play_player.gsis_id, play_player.player_id, play_player.team</text:p>
      <text:p text:style-name="P2">WITH DATA;</text:p>
      <text:h text:style-name="P8" text:outline-level="2"><text:span text:style-name="T2">View </text:span>incomplete_air_yards</text:h>
      <text:p text:style-name="P5">Created by EWT. Incomplete air yards on a per-play basis.</text:p>
      <text:p text:style-name="P2">CREATE OR REPLACE VIEW public.incomplete_air_yards AS </text:p>
      <text:p text:style-name="P2"><text:s/>WITH qb AS (</text:p>
      <text:p text:style-name="P2"><text:s text:c="9"/>SELECT play_player.gsis_id,</text:p>
      <text:p text:style-name="P2"><text:s text:c="12"/>play_player.drive_id,</text:p>
      <text:p text:style-name="P2"><text:s text:c="12"/>play_player.play_id,</text:p>
      <text:p text:style-name="P2"><text:s text:c="12"/>play_player.team,</text:p>
      <text:p text:style-name="P2"><text:s text:c="12"/>play_player.passing_cmp,</text:p>
      <text:p text:style-name="P2"><text:s text:c="12"/>play_player.passing_att,</text:p>
      <text:p text:style-name="P2"><text:s text:c="12"/>play_player.passing_yds,</text:p>
      <text:p text:style-name="P2"><text:s text:c="12"/>play_player.passing_incmp_air_yds AS incomplete_air_yds,</text:p>
      <text:p text:style-name="P2"><text:s text:c="12"/>play_player.player_id AS qb</text:p>
      <text:p text:style-name="P2"><text:s text:c="11"/>FROM play_player</text:p>
      <text:p text:style-name="P2"><text:s text:c="10"/>WHERE play_player.passing_incmp_air_yds &gt; 0 AND (play_player.gsis_id::text IN ( SELECT game.gsis_id</text:p>
      <text:p text:style-name="P2"><text:s text:c="19"/>FROM game</text:p>
      <text:p text:style-name="P2"><text:s text:c="18"/>WHERE game.season_type = 'Regular'::season_phase)) AND play_player.passing_att &gt; 0 AND play_player.passing_cmp = 0</text:p>
      <text:p text:style-name="P2"><text:s text:c="8"/>), rcvr AS (</text:p>
      <text:p text:style-name="P2"><text:s text:c="9"/>SELECT qb.gsis_id,</text:p>
      <text:p text:style-name="P2"><text:s text:c="12"/>qb.drive_id,</text:p>
      <text:p text:style-name="P2"><text:s text:c="12"/>qb.play_id,</text:p>
      <text:p text:style-name="P2"><text:s text:c="12"/>qb.team,</text:p>
      <text:p text:style-name="P2"><text:s text:c="12"/>qb.passing_cmp,</text:p>
      <text:p text:style-name="P2"><text:s text:c="12"/>qb.passing_att,</text:p>
      <text:p text:style-name="P2"><text:s text:c="12"/>qb.passing_yds,</text:p>
      <text:p text:style-name="P2"><text:s text:c="12"/>qb.incomplete_air_yds,</text:p>
      <text:p text:style-name="P2"><text:s text:c="12"/>qb.qb,</text:p>
      <text:p text:style-name="P2"><text:s text:c="12"/>pp.receiver</text:p>
      <text:p text:style-name="P2"><text:s text:c="11"/>FROM qb</text:p>
      <text:p text:style-name="P2"><text:s text:c="13"/>LEFT JOIN ( SELECT play_player.gsis_id,</text:p>
      <text:p text:style-name="P2"><text:s text:c="20"/>play_player.drive_id,</text:p>
      <text:p text:style-name="P2"><text:s text:c="20"/>play_player.play_id,</text:p>
      <text:p text:style-name="P2"><text:s text:c="20"/>play_player.player_id,</text:p>
      <text:p text:style-name="P2"><text:s text:c="20"/>play_player.team,</text:p>
      <text:p text:style-name="P2"><text:s text:c="20"/>play_player.passing_att,</text:p>
      <text:p text:style-name="P2"><text:s text:c="20"/>play_player.player_id AS receiver</text:p>
      <text:p text:style-name="P2"><text:s text:c="19"/>FROM play_player</text:p>
      <text:p text:style-name="P2"><text:s text:c="18"/>WHERE play_player.passing_att = 0) pp ON qb.gsis_id::text = pp.gsis_id::text AND qb.drive_id::smallint = pp.drive_id::smallint AND qb.play_id::smallint = pp.play_id::smallint AND qb.team::text = pp.team::text</text:p>
      <text:p text:style-name="P2"><text:s text:c="8"/>)</text:p>
      <text:p text:style-name="P2"><text:s/>SELECT rcvr.gsis_id,</text:p>
      <text:p text:style-name="P2"><text:s text:c="4"/>rcvr.drive_id,</text:p>
      <text:p text:style-name="P2"><text:s text:c="4"/>rcvr.play_id,</text:p>
      <text:p text:style-name="P2"><text:s text:c="4"/>rcvr.team,</text:p>
      <text:p text:style-name="P2"><text:s text:c="4"/>rcvr.incomplete_air_yds,</text:p>
      <text:p text:style-name="P2"><text:s text:c="4"/>rcvr.qb,</text:p>
      <text:p text:style-name="P2"><text:soft-page-break/><text:s text:c="4"/>p.full_name AS qb_name,</text:p>
      <text:p text:style-name="P2"><text:s text:c="4"/>rcvr.receiver,</text:p>
      <text:p text:style-name="P2"><text:s text:c="4"/>p2.full_name AS receiver_name</text:p>
      <text:p text:style-name="P2"><text:s text:c="3"/>FROM rcvr</text:p>
      <text:p text:style-name="P2"><text:s text:c="5"/>LEFT JOIN player p ON rcvr.qb::text = p.player_id::text</text:p>
      <text:p text:style-name="P2"><text:s text:c="5"/>LEFT JOIN player p2 ON rcvr.receiver::text = p2.player_id::text;</text:p>
      <text:h text:style-name="P8" text:outline-level="2"><text:span text:style-name="T2">View </text:span>offense_tds</text:h>
      <text:p text:style-name="P5">Created by EWT. Every touchdown scored on offense since 2009.</text:p>
      <text:p text:style-name="P2">CREATE OR REPLACE VIEW public.offense_tds AS </text:p>
      <text:p text:style-name="P2"><text:s/>WITH td AS (</text:p>
      <text:p text:style-name="P2"><text:s text:c="9"/>SELECT play.gsis_id,</text:p>
      <text:p text:style-name="P2"><text:s text:c="12"/>play.drive_id,</text:p>
      <text:p text:style-name="P2"><text:s text:c="12"/>play.play_id,</text:p>
      <text:p text:style-name="P2"><text:s text:c="12"/>(play."time").phase AS phase,</text:p>
      <text:p text:style-name="P2"><text:s text:c="12"/>play.yardline,</text:p>
      <text:p text:style-name="P2"><text:s text:c="12"/>play.down,</text:p>
      <text:p text:style-name="P2"><text:s text:c="12"/>play.yards_to_go</text:p>
      <text:p text:style-name="P2"><text:s text:c="11"/>FROM play</text:p>
      <text:p text:style-name="P2"><text:s text:c="10"/>WHERE play.note = 'TD'::text</text:p>
      <text:p text:style-name="P2"><text:s text:c="8"/>)</text:p>
      <text:p text:style-name="P2"><text:s/>SELECT g.season_year,</text:p>
      <text:p text:style-name="P2"><text:s text:c="4"/>g.week,</text:p>
      <text:p text:style-name="P2"><text:s text:c="4"/>g.gsis_id,</text:p>
      <text:p text:style-name="P2"><text:s text:c="4"/>d.pos_team AS team,</text:p>
      <text:p text:style-name="P2"><text:s text:c="8"/>CASE</text:p>
      <text:p text:style-name="P2"><text:s text:c="12"/>WHEN d.pos_team::text = g.home_team::text THEN g.away_team</text:p>
      <text:p text:style-name="P2"><text:s text:c="12"/>ELSE g.home_team</text:p>
      <text:p text:style-name="P2"><text:s text:c="8"/>END AS opp,</text:p>
      <text:p text:style-name="P2"><text:s text:c="4"/>td.drive_id,</text:p>
      <text:p text:style-name="P2"><text:s text:c="4"/>td.play_id,</text:p>
      <text:p text:style-name="P2"><text:s text:c="4"/>td.phase,</text:p>
      <text:p text:style-name="P2"><text:s text:c="4"/>ap.passing_yds,</text:p>
      <text:p text:style-name="P2"><text:s text:c="4"/>ap.passing_tds,</text:p>
      <text:p text:style-name="P2"><text:s text:c="4"/>ap.rushing_yds,</text:p>
      <text:p text:style-name="P2"><text:s text:c="4"/>ap.rushing_tds</text:p>
      <text:p text:style-name="P2"><text:s text:c="3"/>FROM td</text:p>
      <text:p text:style-name="P2"><text:s text:c="5"/>LEFT JOIN agg_play ap ON td.gsis_id::text = ap.gsis_id::text AND td.drive_id::smallint = ap.drive_id::smallint AND td.play_id::smallint = ap.play_id::smallint</text:p>
      <text:p text:style-name="P2"><text:s text:c="5"/>LEFT JOIN drive d ON td.gsis_id::text = d.gsis_id::text AND td.drive_id::smallint = d.drive_id::smallint</text:p>
      <text:p text:style-name="P2"><text:s text:c="5"/>LEFT JOIN game g ON td.gsis_id::text = g.gsis_id::text</text:p>
      <text:p text:style-name="P2"><text:s text:c="2"/>WHERE g.season_type = 'Regular'::season_phase AND (ap.passing_tds + ap.rushing_tds) &gt; 0</text:p>
      <text:p text:style-name="P2"><text:s text:c="2"/>ORDER BY g.gsis_id;</text:p>
      <text:h text:style-name="P8" text:outline-level="2"><text:span text:style-name="T2">View </text:span>passing</text:h>
      <text:p text:style-name="P5">Created by EWT. Weekly totals of player passing stats.</text:p>
      <text:p text:style-name="P6">CREATE MATERIALIZED VIEW public.passing AS WITH sq AS ( SELECT weekly_stats.gsis_id, weekly_stats.season_year, weekly_stats.week, weekly_stats.player_id, weekly_stats.full_name, weekly_stats."position", weekly_stats.team, weekly_stats.opp, weekly_stats.passing_cmp, weekly_stats.passing_att, weekly_stats.passing_yds, weekly_stats.passing_int, weekly_stats.passing_tds, weekly_stats.passing_twoptm, weekly_stats.rushing_att, weekly_stats.rushing_yds, weekly_stats.rushing_tds, ntile(4) OVER (PARTITION BY weekly_stats.player_id, weekly_stats.season_year ORDER BY weekly_stats.passing_yds) AS pyards_bucket, weekly_stats.fpts_dk, ntile(4) OVER (PARTITION BY weekly_stats.player_id, weekly_stats.season_year ORDER BY weekly_stats.fpts_dk) AS dk_bucket FROM weekly_stats WHERE weekly_stats."position" = 'QB'::player_pos ), pyard25 AS ( SELECT sq_1.player_id, sq_1.season_year, max(sq_1.passing_yds) AS pct25 FROM sq sq_1 WHERE sq_1.pyards_bucket = 1 GROUP BY <text:soft-page-break/>sq_1.player_id, sq_1.season_year ), pyard75 AS ( SELECT sq_1.player_id, sq_1.season_year, max(sq_1.passing_yds) AS pct75 FROM sq sq_1 WHERE sq_1.pyards_bucket = 3 GROUP BY sq_1.player_id, sq_1.season_year ), dk25 AS ( SELECT sq_1.player_id, sq_1.season_year, max(sq_1.fpts_dk) AS pct25 FROM sq sq_1 WHERE sq_1.dk_bucket = 1 GROUP BY sq_1.player_id, sq_1.season_year ), dk75 AS ( SELECT sq_1.player_id, sq_1.season_year, max(sq_1.fpts_dk) AS pct75 FROM sq sq_1 WHERE sq_1.dk_bucket = 3 GROUP BY sq_1.player_id, sq_1.season_year ) SELECT sq.gsis_id, sq.season_year, sq.week, sq.player_id, sq.full_name, sq."position", sq.team, sq.opp, sq.passing_yds, sq.passing_tds, pyard25.pct25 AS pyard25, pyard75.pct75 AS pyard75, pyard75.pct75 - pyard25.pct25 AS pyards_iqr, sq.rushing_att, sq.rushing_yds, sq.rushing_tds, sq.fpts_dk, dk25.pct25 AS dk25, dk75.pct75 AS dk75, dk75.pct75 - dk25.pct25 AS dk_iqr, sq.passing_yds::numeric * 0.04 + (4 * sq.passing_tds)::numeric + (2 * sq.passing_twoptm)::numeric - sq.passing_int::numeric AS dk_pass_pts, sq.rushing_yds::numeric * 0.1 + (6 * sq.rushing_tds)::numeric AS dk_rush_pts FROM sq LEFT JOIN pyard25 ON sq.player_id::text = pyard25.player_id::text AND sq.season_year::smallint = pyard25.season_year::smallint LEFT JOIN pyard75 ON sq.player_id::text = pyard75.player_id::text AND sq.season_year::smallint = pyard75.season_year::smallint LEFT JOIN dk25 ON sq.player_id::text = dk25.player_id::text AND sq.season_year::smallint = dk25.season_year::smallint LEFT JOIN dk75 ON sq.player_id::text = dk75.player_id::text AND sq.season_year::smallint = dk75.season_year::smallint ORDER BY sq.player_id, sq.season_year, sq.week WITH DATA;</text:p>
      <text:h text:style-name="P8" text:outline-level="2"><text:span text:style-name="T2">View </text:span>qb_i_air_yards</text:h>
      <text:p text:style-name="P5">Created by EWT. Calcluates QB incomplete air yards on per-game basis.</text:p>
      <text:p text:style-name="P2">CREATE OR REPLACE VIEW public.qb_i_air_yards AS </text:p>
      <text:p text:style-name="P2"><text:s/>WITH iay AS (</text:p>
      <text:p text:style-name="P2"><text:s text:c="9"/>SELECT play_player.gsis_id,</text:p>
      <text:p text:style-name="P2"><text:s text:c="12"/>play_player.player_id,</text:p>
      <text:p text:style-name="P2"><text:s text:c="12"/>play_player.team,</text:p>
      <text:p text:style-name="P2"><text:s text:c="12"/>sum(play_player.passing_cmp) AS passing_cmp,</text:p>
      <text:p text:style-name="P2"><text:s text:c="12"/>sum(play_player.passing_att) AS passing_att,</text:p>
      <text:p text:style-name="P2"><text:s text:c="12"/>sum(play_player.passing_yds) AS passing_yds,</text:p>
      <text:p text:style-name="P2"><text:s text:c="12"/>sum(play_player.passing_incmp_air_yds) AS incomplete_air_yds</text:p>
      <text:p text:style-name="P2"><text:s text:c="11"/>FROM play_player</text:p>
      <text:p text:style-name="P2"><text:s text:c="10"/>WHERE (play_player.gsis_id::text IN ( SELECT game.gsis_id</text:p>
      <text:p text:style-name="P2"><text:s text:c="19"/>FROM game</text:p>
      <text:p text:style-name="P2"><text:s text:c="18"/>WHERE game.season_type = 'Regular'::season_phase))</text:p>
      <text:p text:style-name="P2"><text:s text:c="10"/>GROUP BY play_player.gsis_id, play_player.player_id, play_player.team</text:p>
      <text:p text:style-name="P2"><text:s text:c="8"/>)</text:p>
      <text:p text:style-name="P2"><text:s/>SELECT iay.gsis_id,</text:p>
      <text:p text:style-name="P2"><text:s text:c="4"/>iay.player_id,</text:p>
      <text:p text:style-name="P2"><text:s text:c="4"/>iay.team,</text:p>
      <text:p text:style-name="P2"><text:s text:c="4"/>iay.passing_cmp,</text:p>
      <text:p text:style-name="P2"><text:s text:c="4"/>iay.passing_att,</text:p>
      <text:p text:style-name="P2"><text:s text:c="4"/>iay.passing_yds,</text:p>
      <text:p text:style-name="P2"><text:s text:c="4"/>iay.incomplete_air_yds</text:p>
      <text:p text:style-name="P2"><text:s text:c="3"/>FROM iay</text:p>
      <text:p text:style-name="P2"><text:s text:c="2"/>WHERE iay.passing_att &gt; 0;</text:p>
      <text:h text:style-name="P8" text:outline-level="2"><text:span text:style-name="T2">View </text:span>receiving</text:h>
      <text:p text:style-name="P5">Created by EWT. Selects receiving stats on per-week basis.</text:p>
      <text:p text:style-name="P2">CREATE MATERIALIZED VIEW public.receiving AS </text:p>
      <text:p text:style-name="P2"><text:s/>WITH sq AS (</text:p>
      <text:p text:style-name="P2"><text:s text:c="9"/>SELECT weekly_stats.gsis_id,</text:p>
      <text:p text:style-name="P2"><text:s text:c="12"/>weekly_stats.season_year,</text:p>
      <text:p text:style-name="P2"><text:s text:c="12"/>weekly_stats.week,</text:p>
      <text:p text:style-name="P2"><text:s text:c="12"/>weekly_stats.player_id,</text:p>
      <text:p text:style-name="P2"><text:s text:c="12"/>weekly_stats.full_name,</text:p>
      <text:p text:style-name="P2"><text:s text:c="12"/>weekly_stats."position",</text:p>
      <text:p text:style-name="P2"><text:s text:c="12"/>weekly_stats.team,</text:p>
      <text:p text:style-name="P2"><text:soft-page-break/><text:s text:c="12"/>weekly_stats.opp,</text:p>
      <text:p text:style-name="P2"><text:s text:c="12"/>weekly_stats.receiving_tar,</text:p>
      <text:p text:style-name="P2"><text:s text:c="12"/>ntile(4) OVER (PARTITION BY weekly_stats.player_id, weekly_stats.season_year ORDER BY weekly_stats.receiving_tar) AS tar_bucket,</text:p>
      <text:p text:style-name="P2"><text:s text:c="12"/>weekly_stats.receiving_rec,</text:p>
      <text:p text:style-name="P2"><text:s text:c="12"/>weekly_stats.receiving_yds,</text:p>
      <text:p text:style-name="P2"><text:s text:c="12"/>weekly_stats.receiving_tds,</text:p>
      <text:p text:style-name="P2"><text:s text:c="12"/>weekly_stats.fpts_dk,</text:p>
      <text:p text:style-name="P2"><text:s text:c="12"/>ntile(4) OVER (PARTITION BY weekly_stats.player_id, weekly_stats.season_year ORDER BY weekly_stats.fpts_dk) AS dk_bucket</text:p>
      <text:p text:style-name="P2"><text:s text:c="11"/>FROM weekly_stats</text:p>
      <text:p text:style-name="P2"><text:s text:c="10"/>WHERE weekly_stats."position" = ANY (ARRAY['RB'::player_pos, 'WR'::player_pos, 'TE'::player_pos])</text:p>
      <text:p text:style-name="P2"><text:s text:c="8"/>), tarp25 AS (</text:p>
      <text:p text:style-name="P2"><text:s text:c="9"/>SELECT sq_1.player_id,</text:p>
      <text:p text:style-name="P2"><text:s text:c="12"/>sq_1.season_year,</text:p>
      <text:p text:style-name="P2"><text:s text:c="12"/>max(sq_1.receiving_tar) AS pct25</text:p>
      <text:p text:style-name="P2"><text:s text:c="11"/>FROM sq sq_1</text:p>
      <text:p text:style-name="P2"><text:s text:c="10"/>WHERE sq_1.tar_bucket = 1</text:p>
      <text:p text:style-name="P2"><text:s text:c="10"/>GROUP BY sq_1.player_id, sq_1.season_year</text:p>
      <text:p text:style-name="P2"><text:s text:c="8"/>), tarp75 AS (</text:p>
      <text:p text:style-name="P2"><text:s text:c="9"/>SELECT sq_1.player_id,</text:p>
      <text:p text:style-name="P2"><text:s text:c="12"/>sq_1.season_year,</text:p>
      <text:p text:style-name="P2"><text:s text:c="12"/>round(stddev_pop(sq_1.receiving_tar), 2) AS tar_stdev,</text:p>
      <text:p text:style-name="P2"><text:s text:c="12"/>max(sq_1.receiving_tar) AS pct75</text:p>
      <text:p text:style-name="P2"><text:s text:c="11"/>FROM sq sq_1</text:p>
      <text:p text:style-name="P2"><text:s text:c="10"/>WHERE sq_1.tar_bucket = 3</text:p>
      <text:p text:style-name="P2"><text:s text:c="10"/>GROUP BY sq_1.player_id, sq_1.season_year</text:p>
      <text:p text:style-name="P2"><text:s text:c="8"/>), dk25 AS (</text:p>
      <text:p text:style-name="P2"><text:s text:c="9"/>SELECT sq_1.player_id,</text:p>
      <text:p text:style-name="P2"><text:s text:c="12"/>sq_1.season_year,</text:p>
      <text:p text:style-name="P2"><text:s text:c="12"/>max(sq_1.fpts_dk) AS pct25</text:p>
      <text:p text:style-name="P2"><text:s text:c="11"/>FROM sq sq_1</text:p>
      <text:p text:style-name="P2"><text:s text:c="10"/>WHERE sq_1.dk_bucket = 1</text:p>
      <text:p text:style-name="P2"><text:s text:c="10"/>GROUP BY sq_1.player_id, sq_1.season_year</text:p>
      <text:p text:style-name="P2"><text:s text:c="8"/>), dk75 AS (</text:p>
      <text:p text:style-name="P2"><text:s text:c="9"/>SELECT sq_1.player_id,</text:p>
      <text:p text:style-name="P2"><text:s text:c="12"/>sq_1.season_year,</text:p>
      <text:p text:style-name="P2"><text:s text:c="12"/>max(sq_1.fpts_dk) AS pct75,</text:p>
      <text:p text:style-name="P2"><text:s text:c="12"/>round(stddev_pop(sq_1.fpts_dk), 2) AS dk_stdev</text:p>
      <text:p text:style-name="P2"><text:s text:c="11"/>FROM sq sq_1</text:p>
      <text:p text:style-name="P2"><text:s text:c="10"/>WHERE sq_1.dk_bucket = 3</text:p>
      <text:p text:style-name="P2"><text:s text:c="10"/>GROUP BY sq_1.player_id, sq_1.season_year</text:p>
      <text:p text:style-name="P2"><text:s text:c="8"/>)</text:p>
      <text:p text:style-name="P2"><text:s/>SELECT sq.gsis_id,</text:p>
      <text:p text:style-name="P2"><text:s text:c="4"/>sq.season_year,</text:p>
      <text:p text:style-name="P2"><text:s text:c="4"/>sq.week,</text:p>
      <text:p text:style-name="P2"><text:s text:c="4"/>sq.player_id,</text:p>
      <text:p text:style-name="P2"><text:s text:c="4"/>sq.full_name,</text:p>
      <text:p text:style-name="P2"><text:s text:c="4"/>sq."position",</text:p>
      <text:p text:style-name="P2"><text:s text:c="4"/>sq.team,</text:p>
      <text:p text:style-name="P2"><text:s text:c="4"/>sq.opp,</text:p>
      <text:p text:style-name="P2"><text:s text:c="4"/>sq.receiving_tar,</text:p>
      <text:p text:style-name="P2"><text:s text:c="4"/>tarp75.tar_stdev,</text:p>
      <text:p text:style-name="P2"><text:s text:c="4"/>tarp25.pct25 AS tar25,</text:p>
      <text:p text:style-name="P2"><text:s text:c="4"/>tarp75.pct75 AS tar75,</text:p>
      <text:p text:style-name="P2"><text:s text:c="4"/>tarp75.pct75 - tarp25.pct25 AS tar_iqr,</text:p>
      <text:p text:style-name="P2"><text:soft-page-break/><text:s text:c="4"/>sq.receiving_rec,</text:p>
      <text:p text:style-name="P2"><text:s text:c="4"/>sq.receiving_yds,</text:p>
      <text:p text:style-name="P2"><text:s text:c="4"/>sq.receiving_tds,</text:p>
      <text:p text:style-name="P2"><text:s text:c="4"/>sq.fpts_dk,</text:p>
      <text:p text:style-name="P2"><text:s text:c="4"/>dk75.dk_stdev,</text:p>
      <text:p text:style-name="P2"><text:s text:c="4"/>dk25.pct25 AS dk25,</text:p>
      <text:p text:style-name="P2"><text:s text:c="4"/>dk75.pct75 AS dk75,</text:p>
      <text:p text:style-name="P2"><text:s text:c="4"/>dk75.pct75 - dk25.pct25 AS dk_iqr,</text:p>
      <text:p text:style-name="P2"><text:s text:c="4"/>sq.receiving_rec::numeric + 0.1 * sq.receiving_yds::numeric + (6 * sq.receiving_tds)::numeric AS dk_rec_pts</text:p>
      <text:p text:style-name="P2"><text:s text:c="3"/>FROM sq</text:p>
      <text:p text:style-name="P2"><text:s text:c="5"/>LEFT JOIN tarp25 ON sq.player_id::text = tarp25.player_id::text AND sq.season_year::smallint = tarp25.season_year::smallint</text:p>
      <text:p text:style-name="P2"><text:s text:c="5"/>LEFT JOIN tarp75 ON sq.player_id::text = tarp75.player_id::text AND sq.season_year::smallint = tarp75.season_year::smallint</text:p>
      <text:p text:style-name="P2"><text:s text:c="5"/>LEFT JOIN dk25 ON sq.player_id::text = dk25.player_id::text AND sq.season_year::smallint = dk25.season_year::smallint</text:p>
      <text:p text:style-name="P2"><text:s text:c="5"/>LEFT JOIN dk75 ON sq.player_id::text = dk75.player_id::text AND sq.season_year::smallint = dk75.season_year::smallint</text:p>
      <text:p text:style-name="P2"><text:s text:c="2"/>ORDER BY sq.player_id, sq.season_year, sq.week</text:p>
      <text:p text:style-name="P2">WITH DATA;</text:p>
      <text:h text:style-name="P8" text:outline-level="2"><text:span text:style-name="T2">View </text:span>rushing</text:h>
      <text:p text:style-name="P5">Created by EWT. Selects rushing stats on per-week basis.</text:p>
      <text:p text:style-name="P2">CREATE MATERIALIZED VIEW public.rushing AS </text:p>
      <text:p text:style-name="P2"><text:s/>WITH sq AS (</text:p>
      <text:p text:style-name="P2"><text:s text:c="9"/>SELECT weekly_stats.gsis_id,</text:p>
      <text:p text:style-name="P2"><text:s text:c="12"/>weekly_stats.season_year,</text:p>
      <text:p text:style-name="P2"><text:s text:c="12"/>weekly_stats.week,</text:p>
      <text:p text:style-name="P2"><text:s text:c="12"/>weekly_stats.player_id,</text:p>
      <text:p text:style-name="P2"><text:s text:c="12"/>weekly_stats.full_name,</text:p>
      <text:p text:style-name="P2"><text:s text:c="12"/>weekly_stats."position",</text:p>
      <text:p text:style-name="P2"><text:s text:c="12"/>weekly_stats.team,</text:p>
      <text:p text:style-name="P2"><text:s text:c="12"/>weekly_stats.opp,</text:p>
      <text:p text:style-name="P2"><text:s text:c="12"/>weekly_stats.rushing_att,</text:p>
      <text:p text:style-name="P2"><text:s text:c="12"/>weekly_stats.rushing_yds,</text:p>
      <text:p text:style-name="P2"><text:s text:c="12"/>weekly_stats.rushing_tds,</text:p>
      <text:p text:style-name="P2"><text:s text:c="12"/>weekly_stats.rushing_twoptm,</text:p>
      <text:p text:style-name="P2"><text:s text:c="12"/>ntile(4) OVER (PARTITION BY weekly_stats.player_id, weekly_stats.season_year ORDER BY weekly_stats.rushing_yds) AS ryards_bucket,</text:p>
      <text:p text:style-name="P2"><text:s text:c="12"/>weekly_stats.fpts_dk,</text:p>
      <text:p text:style-name="P2"><text:s text:c="12"/>ntile(4) OVER (PARTITION BY weekly_stats.player_id, weekly_stats.season_year ORDER BY weekly_stats.fpts_dk) AS dk_bucket</text:p>
      <text:p text:style-name="P2"><text:s text:c="11"/>FROM weekly_stats</text:p>
      <text:p text:style-name="P2"><text:s text:c="10"/>WHERE weekly_stats."position" = 'RB'::player_pos</text:p>
      <text:p text:style-name="P2"><text:s text:c="8"/>), ryard25 AS (</text:p>
      <text:p text:style-name="P2"><text:s text:c="9"/>SELECT sq_1.player_id,</text:p>
      <text:p text:style-name="P2"><text:s text:c="12"/>sq_1.season_year,</text:p>
      <text:p text:style-name="P2"><text:s text:c="12"/>max(sq_1.rushing_yds) AS pct25</text:p>
      <text:p text:style-name="P2"><text:s text:c="11"/>FROM sq sq_1</text:p>
      <text:p text:style-name="P2"><text:s text:c="10"/>WHERE sq_1.ryards_bucket = 1</text:p>
      <text:p text:style-name="P2"><text:s text:c="10"/>GROUP BY sq_1.player_id, sq_1.season_year</text:p>
      <text:p text:style-name="P2"><text:s text:c="8"/>), ryard75 AS (</text:p>
      <text:p text:style-name="P2"><text:s text:c="9"/>SELECT sq_1.player_id,</text:p>
      <text:p text:style-name="P2"><text:s text:c="12"/>sq_1.season_year,</text:p>
      <text:p text:style-name="P2"><text:s text:c="12"/>max(sq_1.rushing_yds) AS pct75</text:p>
      <text:p text:style-name="P2"><text:s text:c="11"/>FROM sq sq_1</text:p>
      <text:p text:style-name="P2"><text:soft-page-break/><text:s text:c="10"/>WHERE sq_1.ryards_bucket = 3</text:p>
      <text:p text:style-name="P2"><text:s text:c="10"/>GROUP BY sq_1.player_id, sq_1.season_year</text:p>
      <text:p text:style-name="P2"><text:s text:c="8"/>), dk25 AS (</text:p>
      <text:p text:style-name="P2"><text:s text:c="9"/>SELECT sq_1.player_id,</text:p>
      <text:p text:style-name="P2"><text:s text:c="12"/>sq_1.season_year,</text:p>
      <text:p text:style-name="P2"><text:s text:c="12"/>max(sq_1.fpts_dk) AS pct25</text:p>
      <text:p text:style-name="P2"><text:s text:c="11"/>FROM sq sq_1</text:p>
      <text:p text:style-name="P2"><text:s text:c="10"/>WHERE sq_1.dk_bucket = 1</text:p>
      <text:p text:style-name="P2"><text:s text:c="10"/>GROUP BY sq_1.player_id, sq_1.season_year</text:p>
      <text:p text:style-name="P2"><text:s text:c="8"/>), dk75 AS (</text:p>
      <text:p text:style-name="P2"><text:s text:c="9"/>SELECT sq_1.player_id,</text:p>
      <text:p text:style-name="P2"><text:s text:c="12"/>sq_1.season_year,</text:p>
      <text:p text:style-name="P2"><text:s text:c="12"/>max(sq_1.fpts_dk) AS pct75</text:p>
      <text:p text:style-name="P2"><text:s text:c="11"/>FROM sq sq_1</text:p>
      <text:p text:style-name="P2"><text:s text:c="10"/>WHERE sq_1.dk_bucket = 3</text:p>
      <text:p text:style-name="P2"><text:s text:c="10"/>GROUP BY sq_1.player_id, sq_1.season_year</text:p>
      <text:p text:style-name="P2"><text:s text:c="8"/>)</text:p>
      <text:p text:style-name="P2"><text:s/>SELECT sq.gsis_id,</text:p>
      <text:p text:style-name="P2"><text:s text:c="4"/>sq.season_year,</text:p>
      <text:p text:style-name="P2"><text:s text:c="4"/>sq.week,</text:p>
      <text:p text:style-name="P2"><text:s text:c="4"/>sq.player_id,</text:p>
      <text:p text:style-name="P2"><text:s text:c="4"/>sq.full_name,</text:p>
      <text:p text:style-name="P2"><text:s text:c="4"/>sq."position",</text:p>
      <text:p text:style-name="P2"><text:s text:c="4"/>sq.team,</text:p>
      <text:p text:style-name="P2"><text:s text:c="4"/>sq.opp,</text:p>
      <text:p text:style-name="P2"><text:s text:c="4"/>sq.rushing_att,</text:p>
      <text:p text:style-name="P2"><text:s text:c="4"/>sq.rushing_yds,</text:p>
      <text:p text:style-name="P2"><text:s text:c="4"/>sq.rushing_tds,</text:p>
      <text:p text:style-name="P2"><text:s text:c="4"/>ryard25.pct25 AS ryard25,</text:p>
      <text:p text:style-name="P2"><text:s text:c="4"/>ryard75.pct75 AS ryard75,</text:p>
      <text:p text:style-name="P2"><text:s text:c="4"/>ryard75.pct75 - ryard25.pct25 AS ryards_iqr,</text:p>
      <text:p text:style-name="P2"><text:s text:c="4"/>sq.fpts_dk,</text:p>
      <text:p text:style-name="P2"><text:s text:c="4"/>dk25.pct25 AS dk25,</text:p>
      <text:p text:style-name="P2"><text:s text:c="4"/>dk75.pct75 AS dk75,</text:p>
      <text:p text:style-name="P2"><text:s text:c="4"/>dk75.pct75 - dk25.pct25 AS dk_iqr,</text:p>
      <text:p text:style-name="P2"><text:s text:c="4"/>sq.rushing_yds::numeric * 0.1 + (6 * sq.rushing_tds)::numeric AS dk_rush_pts</text:p>
      <text:p text:style-name="P2"><text:s text:c="3"/>FROM sq</text:p>
      <text:p text:style-name="P2"><text:s text:c="5"/>LEFT JOIN ryard25 ON sq.player_id::text = ryard25.player_id::text AND sq.season_year::smallint = ryard25.season_year::smallint</text:p>
      <text:p text:style-name="P2"><text:s text:c="5"/>LEFT JOIN ryard75 ON sq.player_id::text = ryard75.player_id::text AND sq.season_year::smallint = ryard75.season_year::smallint</text:p>
      <text:p text:style-name="P2"><text:s text:c="5"/>LEFT JOIN dk25 ON sq.player_id::text = dk25.player_id::text AND sq.season_year::smallint = dk25.season_year::smallint</text:p>
      <text:p text:style-name="P2"><text:s text:c="5"/>LEFT JOIN dk75 ON sq.player_id::text = dk75.player_id::text AND sq.season_year::smallint = dk75.season_year::smallint</text:p>
      <text:p text:style-name="P2"><text:s text:c="2"/>ORDER BY sq.player_id, sq.season_year, sq.week</text:p>
      <text:p text:style-name="P2">WITH DATA;</text:p>
      <text:h text:style-name="P8" text:outline-level="2"><text:span text:style-name="T2">View </text:span>team_scoring</text:h>
      <text:p text:style-name="P5">Created by EWT. Selects rushing and passing TD on per-week basis.</text:p>
      <text:p text:style-name="P2">CREATE MATERIALIZED VIEW public.team_scoring AS </text:p>
      <text:p text:style-name="P2"><text:s/>WITH t1 AS (</text:p>
      <text:p text:style-name="P2"><text:s text:c="9"/>SELECT weekly_stats.season_year,</text:p>
      <text:p text:style-name="P2"><text:s text:c="12"/>weekly_stats.week,</text:p>
      <text:p text:style-name="P2"><text:s text:c="12"/>weekly_stats.team,</text:p>
      <text:p text:style-name="P2"><text:s text:c="12"/>sum(weekly_stats.passing_tds) AS passtd,</text:p>
      <text:p text:style-name="P2"><text:soft-page-break/><text:s text:c="12"/>sum(weekly_stats.rushing_tds) AS rushtd</text:p>
      <text:p text:style-name="P2"><text:s text:c="11"/>FROM weekly_stats</text:p>
      <text:p text:style-name="P2"><text:s text:c="10"/>GROUP BY weekly_stats.season_year, weekly_stats.week, weekly_stats.team</text:p>
      <text:p text:style-name="P2"><text:s text:c="10"/>ORDER BY weekly_stats.season_year DESC, weekly_stats.week, weekly_stats.team</text:p>
      <text:p text:style-name="P2"><text:s text:c="8"/>)</text:p>
      <text:p text:style-name="P2"><text:s/>SELECT t1.season_year,</text:p>
      <text:p text:style-name="P2"><text:s text:c="4"/>t1.week,</text:p>
      <text:p text:style-name="P2"><text:s text:c="4"/>t1.team,</text:p>
      <text:p text:style-name="P2"><text:s text:c="4"/>t1.passtd,</text:p>
      <text:p text:style-name="P2"><text:s text:c="4"/>t1.rushtd,</text:p>
      <text:p text:style-name="P2"><text:s text:c="4"/>avg(t1.passtd) OVER (PARTITION BY t1.season_year, t1.team ORDER BY t1.season_year, t1.team, t1.week ROWS BETWEEN 30 PRECEDING AND 1 PRECEDING) AS passtd_ytd,</text:p>
      <text:p text:style-name="P2"><text:s text:c="4"/>avg(t1.rushtd) OVER (PARTITION BY t1.season_year, t1.team ORDER BY t1.season_year, t1.team, t1.week ROWS BETWEEN 30 PRECEDING AND 1 PRECEDING) AS rushtd_ytd</text:p>
      <text:p text:style-name="P2"><text:s text:c="3"/>FROM t1</text:p>
      <text:p text:style-name="P2">WITH DATA;</text:p>
      <text:h text:style-name="P8" text:outline-level="2"><text:span text:style-name="T2">View </text:span>teamgames</text:h>
      <text:p text:style-name="P5">Likely unecessary due to gamesmeta</text:p>
      <text:h text:style-name="P8" text:outline-level="2"><text:span text:style-name="T2">View </text:span>vw_dfs</text:h>
      <text:p text:style-name="P5">Created by EWT. Selects dfs points on a per-week basis.</text:p>
      <text:p text:style-name="P2">CREATE OR REPLACE VIEW public.vw_dfs AS </text:p>
      <text:p text:style-name="P2"><text:s/>SELECT rg.gsis_id,</text:p>
      <text:p text:style-name="P2"><text:s text:c="4"/>rg.season_year,</text:p>
      <text:p text:style-name="P2"><text:s text:c="4"/>rg.week,</text:p>
      <text:p text:style-name="P2"><text:s text:c="4"/>rg.player_name,</text:p>
      <text:p text:style-name="P2"><text:s text:c="4"/>rg.player_pos,</text:p>
      <text:p text:style-name="P2"><text:s text:c="4"/>rg.team_code,</text:p>
      <text:p text:style-name="P2"><text:s text:c="4"/>rg.opp,</text:p>
      <text:p text:style-name="P2"><text:s text:c="4"/>rg.dk_salary,</text:p>
      <text:p text:style-name="P2"><text:s text:c="4"/>rg.dk_points,</text:p>
      <text:p text:style-name="P2"><text:s text:c="4"/>gm.is_home,</text:p>
      <text:p text:style-name="P2"><text:s text:c="4"/>gm.is_win,</text:p>
      <text:p text:style-name="P2"><text:s text:c="4"/>gm.consensus_game_ou AS ou,</text:p>
      <text:p text:style-name="P2"><text:s text:c="4"/>gm.consensus_implied_total AS imptot,</text:p>
      <text:p text:style-name="P2"><text:s text:c="4"/>gm.consensus_game_ou - gm.consensus_implied_total AS opp_imptot</text:p>
      <text:p text:style-name="P2"><text:s text:c="3"/>FROM rotoguru_dk rg</text:p>
      <text:p text:style-name="P2"><text:s text:c="5"/>LEFT JOIN gamesmeta gm ON rg.gsis_id::text = gm.gsis_id::text AND rg.team_code::text = gm.team_code::text</text:p>
      <text:p text:style-name="P2"><text:s text:c="2"/>WHERE rg.dk_points &gt; 0::numeric</text:p>
      <text:p text:style-name="P2"><text:s text:c="2"/>ORDER BY rg.season_year, rg.week, rg.player_pos, rg.dk_points DESC;</text:p>
      <text:h text:style-name="P8" text:outline-level="2"><text:span text:style-name="T2">View </text:span>vw_dst</text:h>
      <text:p text:style-name="P5">Created by EWT. Selects dst fantasy points on a per-week basis.</text:p>
      <text:p text:style-name="P2">CREATE OR REPLACE VIEW public.vw_dst AS </text:p>
      <text:p text:style-name="P2"><text:s/>SELECT dst.gsis_id,</text:p>
      <text:p text:style-name="P2"><text:s text:c="4"/>dst.season_year,</text:p>
      <text:p text:style-name="P2"><text:s text:c="4"/>dst.week,</text:p>
      <text:p text:style-name="P2"><text:s text:c="4"/>dst.team_code,</text:p>
      <text:p text:style-name="P2"><text:s text:c="4"/>dst.opp,</text:p>
      <text:p text:style-name="P2"><text:s text:c="4"/>dst.fantasy_points,</text:p>
      <text:p text:style-name="P2"><text:s text:c="4"/>dst.pts_allowed,</text:p>
      <text:p text:style-name="P2"><text:s text:c="4"/>dst.sacks,</text:p>
      <text:p text:style-name="P2"><text:s text:c="4"/>dst.def_td,</text:p>
      <text:p text:style-name="P2"><text:s text:c="4"/>dst.return_td,</text:p>
      <text:p text:style-name="P2"><text:soft-page-break/><text:s text:c="4"/>dst."int",</text:p>
      <text:p text:style-name="P2"><text:s text:c="4"/>dst.fum_rec,</text:p>
      <text:p text:style-name="P2"><text:s text:c="4"/>dst.safeties,</text:p>
      <text:p text:style-name="P2"><text:s text:c="4"/>gm.consensus_game_ou AS ou,</text:p>
      <text:p text:style-name="P2"><text:s text:c="4"/>gm.consensus_implied_total AS impltot,</text:p>
      <text:p text:style-name="P2"><text:s text:c="4"/>round(gm.consensus_game_ou - gm.consensus_implied_total, 2) AS opp_impltot,</text:p>
      <text:p text:style-name="P2"><text:s text:c="4"/>gm.is_home,</text:p>
      <text:p text:style-name="P2"><text:s text:c="4"/>gm.is_win,</text:p>
      <text:p text:style-name="P2"><text:s text:c="4"/>wd.weighted_off_dvoa,</text:p>
      <text:p text:style-name="P2"><text:s text:c="4"/>wd.weighted_def_dvoa</text:p>
      <text:p text:style-name="P2"><text:s text:c="3"/>FROM dst</text:p>
      <text:p text:style-name="P2"><text:s text:c="5"/>LEFT JOIN gamesmeta gm ON dst.gsis_id::text = gm.gsis_id::text AND dst.team_code::text = gm.team_code::text</text:p>
      <text:p text:style-name="P2"><text:s text:c="5"/>LEFT JOIN weekly_dvoa wd ON dst.team_code::text = wd.team_code::text AND dst.season_year = wd.season_year AND dst.week = wd.week</text:p>
      <text:p text:style-name="P2"><text:s text:c="2"/>ORDER BY dst.season_year, dst.week, dst.fantasy_points DESC;</text:p>
      <text:h text:style-name="P8" text:outline-level="2"><text:span text:style-name="T2">View </text:span>vw_offplays</text:h>
      <text:p text:style-name="P5">Created by EWT. Selects all offensive plays.</text:p>
      <text:p text:style-name="P2">CREATE OR REPLACE VIEW public.vw_offplays AS </text:p>
      <text:p text:style-name="P2"><text:s/>WITH pl AS (</text:p>
      <text:p text:style-name="P2"><text:s text:c="9"/>SELECT play.gsis_id,</text:p>
      <text:p text:style-name="P2"><text:s text:c="12"/>play.drive_id,</text:p>
      <text:p text:style-name="P2"><text:s text:c="12"/>play.play_id,</text:p>
      <text:p text:style-name="P2"><text:s text:c="12"/>play."time",</text:p>
      <text:p text:style-name="P2"><text:s text:c="12"/>play.pos_team,</text:p>
      <text:p text:style-name="P2"><text:s text:c="12"/>play.yardline,</text:p>
      <text:p text:style-name="P2"><text:s text:c="12"/>play.down,</text:p>
      <text:p text:style-name="P2"><text:s text:c="12"/>play.yards_to_go,</text:p>
      <text:p text:style-name="P2"><text:s text:c="12"/>play.description,</text:p>
      <text:p text:style-name="P2"><text:s text:c="12"/>play.note,</text:p>
      <text:p text:style-name="P2"><text:s text:c="12"/>play.time_inserted,</text:p>
      <text:p text:style-name="P2"><text:s text:c="12"/>play.time_updated,</text:p>
      <text:p text:style-name="P2"><text:s text:c="12"/>play.first_down,</text:p>
      <text:p text:style-name="P2"><text:s text:c="12"/>play.fourth_down_att,</text:p>
      <text:p text:style-name="P2"><text:s text:c="12"/>play.fourth_down_conv,</text:p>
      <text:p text:style-name="P2"><text:s text:c="12"/>play.fourth_down_failed,</text:p>
      <text:p text:style-name="P2"><text:s text:c="12"/>play.passing_first_down,</text:p>
      <text:p text:style-name="P2"><text:s text:c="12"/>play.penalty,</text:p>
      <text:p text:style-name="P2"><text:s text:c="12"/>play.penalty_first_down,</text:p>
      <text:p text:style-name="P2"><text:s text:c="12"/>play.penalty_yds,</text:p>
      <text:p text:style-name="P2"><text:s text:c="12"/>play.rushing_first_down,</text:p>
      <text:p text:style-name="P2"><text:s text:c="12"/>play.third_down_att,</text:p>
      <text:p text:style-name="P2"><text:s text:c="12"/>play.third_down_conv,</text:p>
      <text:p text:style-name="P2"><text:s text:c="12"/>play.third_down_failed,</text:p>
      <text:p text:style-name="P2"><text:s text:c="12"/>play.timeout,</text:p>
      <text:p text:style-name="P2"><text:s text:c="12"/>play.xp_aborted</text:p>
      <text:p text:style-name="P2"><text:s text:c="11"/>FROM play</text:p>
      <text:p text:style-name="P2"><text:s text:c="10"/>WHERE (play.gsis_id::text IN ( SELECT game.gsis_id</text:p>
      <text:p text:style-name="P2"><text:s text:c="19"/>FROM game</text:p>
      <text:p text:style-name="P2"><text:s text:c="18"/>WHERE game.season_type = 'Regular'::season_phase))</text:p>
      <text:p text:style-name="P2"><text:s text:c="8"/>), pl2 AS (</text:p>
      <text:p text:style-name="P2"><text:s text:c="9"/>SELECT pl.gsis_id,</text:p>
      <text:p text:style-name="P2"><text:s text:c="12"/>pl.drive_id,</text:p>
      <text:p text:style-name="P2"><text:s text:c="12"/>pl.play_id,</text:p>
      <text:p text:style-name="P2"><text:s text:c="12"/>pl."time",</text:p>
      <text:p text:style-name="P2"><text:s text:c="12"/>pl.pos_team,</text:p>
      <text:p text:style-name="P2"><text:soft-page-break/><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1 OR pl.down = 2</text:p>
      <text:p text:style-name="P2"><text:s text:c="8"/>UNION ALL</text:p>
      <text:p text:style-name="P2"><text:s text:c="9"/>SELECT pl.gsis_id,</text:p>
      <text:p text:style-name="P2"><text:s text:c="12"/>pl.drive_id,</text:p>
      <text:p text:style-name="P2"><text:s text:c="12"/>pl.play_id,</text:p>
      <text:p text:style-name="P2"><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3 AND pl.third_down_att = 1</text:p>
      <text:p text:style-name="P2"><text:s text:c="8"/>UNION ALL</text:p>
      <text:p text:style-name="P2"><text:s text:c="9"/>SELECT pl.gsis_id,</text:p>
      <text:p text:style-name="P2"><text:s text:c="12"/>pl.drive_id,</text:p>
      <text:p text:style-name="P2"><text:s text:c="12"/>pl.play_id,</text:p>
      <text:p text:style-name="P2"><text:soft-page-break/><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4 AND pl.fourth_down_att = 1</text:p>
      <text:p text:style-name="P2"><text:s text:c="2"/>ORDER BY 1, 2, 3</text:p>
      <text:p text:style-name="P2"><text:s text:c="8"/>), pl3 AS (</text:p>
      <text:p text:style-name="P2"><text:s text:c="9"/>SELECT pl2.gsis_id,</text:p>
      <text:p text:style-name="P2"><text:s text:c="12"/>pl2.pos_team,</text:p>
      <text:p text:style-name="P2"><text:s text:c="12"/>count(*) AS plays</text:p>
      <text:p text:style-name="P2"><text:s text:c="11"/>FROM pl2</text:p>
      <text:p text:style-name="P2"><text:s text:c="10"/>GROUP BY pl2.gsis_id, pl2.pos_team</text:p>
      <text:p text:style-name="P2"><text:s text:c="8"/>), isp AS (</text:p>
      <text:p text:style-name="P2"><text:s text:c="9"/>SELECT pl2.gsis_id,</text:p>
      <text:p text:style-name="P2"><text:s text:c="12"/>pl2.play_id,</text:p>
      <text:p text:style-name="P2"><text:s text:c="12"/>pp.team,</text:p>
      <text:p text:style-name="P2"><text:s text:c="16"/>CASE</text:p>
      <text:p text:style-name="P2"><text:s text:c="20"/>WHEN sum(pp.passing_att) &gt;= 1 THEN 1</text:p>
      <text:p text:style-name="P2"><text:s text:c="20"/>ELSE 0</text:p>
      <text:p text:style-name="P2"><text:s text:c="16"/>END AS num_pass,</text:p>
      <text:p text:style-name="P2"><text:s text:c="12"/>sum(pp.defense_sk) AS num_sack</text:p>
      <text:p text:style-name="P2"><text:s text:c="11"/>FROM pl2</text:p>
      <text:p text:style-name="P2"><text:s text:c="13"/>LEFT JOIN play_player pp ON pp.gsis_id::text = pl2.gsis_id::text AND pp.play_id::smallint = pl2.play_id::smallint AND pl2.pos_team::text = pp.team::text</text:p>
      <text:p text:style-name="P2"><text:s text:c="10"/>GROUP BY pl2.gsis_id, pl2.play_id, pp.team</text:p>
      <text:p text:style-name="P2"><text:s text:c="8"/>)</text:p>
      <text:p text:style-name="P2"><text:s/>SELECT isp.gsis_id,</text:p>
      <text:p text:style-name="P2"><text:s text:c="4"/>isp.play_id,</text:p>
      <text:p text:style-name="P2"><text:s text:c="4"/>isp.team,</text:p>
      <text:p text:style-name="P2"><text:s text:c="8"/>CASE</text:p>
      <text:p text:style-name="P2"><text:s text:c="12"/>WHEN (isp.num_pass::double precision + isp.num_sack) &gt; 0::double precision THEN 1</text:p>
      <text:p text:style-name="P2"><text:s text:c="12"/>ELSE 0</text:p>
      <text:p text:style-name="P2"><text:s text:c="8"/>END AS is_pass</text:p>
      <text:p text:style-name="P2"><text:s text:c="3"/>FROM isp</text:p>
      <text:p text:style-name="P2"><text:s text:c="2"/>ORDER BY isp.gsis_id, isp.play_id;</text:p>
      <text:h text:style-name="P8" text:outline-level="2"><text:soft-page-break/><text:span text:style-name="T2">View </text:span>vw_rushing_tds_1</text:h>
      <text:p text:style-name="P5">Created by EWT. Selects all rushing TD from the 1 yardline</text:p>
      <text:p text:style-name="P2">WITH r AS (</text:p>
      <text:p text:style-name="P2"><text:s text:c="2"/>SELECT </text:p>
      <text:p text:style-name="P2"><text:s text:c="4"/>pp.* </text:p>
      <text:p text:style-name="P2"><text:s text:c="2"/>FROM </text:p>
      <text:p text:style-name="P2"><text:s text:c="4"/>play_player AS pp</text:p>
      <text:p text:style-name="P2"><text:s text:c="2"/>WHERE </text:p>
      <text:p text:style-name="P2"><text:s text:c="4"/>pp.rushing_att &gt; 0</text:p>
      <text:p text:style-name="P2">),</text:p>
      <text:p text:style-name="P2"/>
      <text:p text:style-name="P2">pl AS (</text:p>
      <text:p text:style-name="P2"><text:s text:c="2"/>select gsis_id, drive_id, play_id, description, note from play where (yardline).pos &gt;= 49 AND yards_to_go &gt; 0</text:p>
      <text:p text:style-name="P2"><text:s text:c="2"/>order by gsis_id, drive_id, play_id</text:p>
      <text:p text:style-name="P2">),</text:p>
      <text:p text:style-name="P2"/>
      <text:p text:style-name="P2">y1r AS (</text:p>
      <text:p text:style-name="P2"><text:s text:c="2"/>SELECT</text:p>
      <text:p text:style-name="P2"><text:s text:c="4"/>pl.*, r.rushing_tds, game.season_year</text:p>
      <text:p text:style-name="P2"><text:s text:c="2"/>FROM pl</text:p>
      <text:p text:style-name="P2"><text:s text:c="2"/>INNER JOIN r</text:p>
      <text:p text:style-name="P2"><text:s text:c="2"/>ON pl.gsis_id = r.gsis_id AND pl.drive_id = r.drive_id AND pl.play_id = r.play_id</text:p>
      <text:p text:style-name="P2"><text:s text:c="2"/>LEFT JOIN game ON pl.gsis_id = game.gsis_id</text:p>
      <text:p text:style-name="P2"><text:s text:c="2"/>ORDER BY gsis_id, drive_id</text:p>
      <text:p text:style-name="P2">)</text:p>
      <text:p text:style-name="P2"/>
      <text:p text:style-name="P2">SELECT avg(rushing_tds) from y1r</text:p>
      <text:h text:style-name="P8" text:outline-level="2"><text:span text:style-name="T2">View </text:span>vw_teamplays</text:h>
      <text:p text:style-name="P5">Created by EWT. Selects all team offensive plays on a per-week basis.</text:p>
      <text:p text:style-name="P2">CREATE OR REPLACE VIEW public.vw_teamplays AS </text:p>
      <text:p text:style-name="P2"><text:s/>WITH g AS (</text:p>
      <text:p text:style-name="P2"><text:s text:c="9"/>SELECT game.gsis_id</text:p>
      <text:p text:style-name="P2"><text:s text:c="11"/>FROM game</text:p>
      <text:p text:style-name="P2"><text:s text:c="10"/>WHERE game.season_type = 'Regular'::season_phase</text:p>
      <text:p text:style-name="P2"><text:s text:c="8"/>), pl AS (</text:p>
      <text:p text:style-name="P2"><text:s text:c="9"/>SELECT play.gsis_id,</text:p>
      <text:p text:style-name="P2"><text:s text:c="12"/>play.drive_id,</text:p>
      <text:p text:style-name="P2"><text:s text:c="12"/>play.play_id,</text:p>
      <text:p text:style-name="P2"><text:s text:c="12"/>play."time",</text:p>
      <text:p text:style-name="P2"><text:s text:c="12"/>play.pos_team,</text:p>
      <text:p text:style-name="P2"><text:s text:c="12"/>play.yardline,</text:p>
      <text:p text:style-name="P2"><text:s text:c="12"/>play.down,</text:p>
      <text:p text:style-name="P2"><text:s text:c="12"/>play.yards_to_go,</text:p>
      <text:p text:style-name="P2"><text:s text:c="12"/>play.description,</text:p>
      <text:p text:style-name="P2"><text:s text:c="12"/>play.note,</text:p>
      <text:p text:style-name="P2"><text:s text:c="12"/>play.time_inserted,</text:p>
      <text:p text:style-name="P2"><text:s text:c="12"/>play.time_updated,</text:p>
      <text:p text:style-name="P2"><text:s text:c="12"/>play.first_down,</text:p>
      <text:p text:style-name="P2"><text:s text:c="12"/>play.fourth_down_att,</text:p>
      <text:p text:style-name="P2"><text:s text:c="12"/>play.fourth_down_conv,</text:p>
      <text:p text:style-name="P2"><text:s text:c="12"/>play.fourth_down_failed,</text:p>
      <text:p text:style-name="P2"><text:s text:c="12"/>play.passing_first_down,</text:p>
      <text:p text:style-name="P2"><text:s text:c="12"/>play.penalty,</text:p>
      <text:p text:style-name="P2"><text:s text:c="12"/>play.penalty_first_down,</text:p>
      <text:p text:style-name="P2"><text:soft-page-break/><text:s text:c="12"/>play.penalty_yds,</text:p>
      <text:p text:style-name="P2"><text:s text:c="12"/>play.rushing_first_down,</text:p>
      <text:p text:style-name="P2"><text:s text:c="12"/>play.third_down_att,</text:p>
      <text:p text:style-name="P2"><text:s text:c="12"/>play.third_down_conv,</text:p>
      <text:p text:style-name="P2"><text:s text:c="12"/>play.third_down_failed,</text:p>
      <text:p text:style-name="P2"><text:s text:c="12"/>play.timeout,</text:p>
      <text:p text:style-name="P2"><text:s text:c="12"/>play.xp_aborted</text:p>
      <text:p text:style-name="P2"><text:s text:c="11"/>FROM play</text:p>
      <text:p text:style-name="P2"><text:s text:c="10"/>WHERE (play.gsis_id::text IN ( SELECT g.gsis_id</text:p>
      <text:p text:style-name="P2"><text:s text:c="19"/>FROM g))</text:p>
      <text:p text:style-name="P2"><text:s text:c="8"/>), pl2 AS (</text:p>
      <text:p text:style-name="P2"><text:s text:c="9"/>SELECT pl.gsis_id,</text:p>
      <text:p text:style-name="P2"><text:s text:c="12"/>pl.drive_id,</text:p>
      <text:p text:style-name="P2"><text:s text:c="12"/>pl.play_id,</text:p>
      <text:p text:style-name="P2"><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1 OR pl.down = 2</text:p>
      <text:p text:style-name="P2"><text:s text:c="8"/>UNION ALL</text:p>
      <text:p text:style-name="P2"><text:s text:c="9"/>SELECT pl.gsis_id,</text:p>
      <text:p text:style-name="P2"><text:s text:c="12"/>pl.drive_id,</text:p>
      <text:p text:style-name="P2"><text:s text:c="12"/>pl.play_id,</text:p>
      <text:p text:style-name="P2"><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oft-page-break/><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3 AND pl.third_down_att = 1</text:p>
      <text:p text:style-name="P2"><text:s text:c="8"/>UNION ALL</text:p>
      <text:p text:style-name="P2"><text:s text:c="9"/>SELECT pl.gsis_id,</text:p>
      <text:p text:style-name="P2"><text:s text:c="12"/>pl.drive_id,</text:p>
      <text:p text:style-name="P2"><text:s text:c="12"/>pl.play_id,</text:p>
      <text:p text:style-name="P2"><text:s text:c="12"/>pl."time",</text:p>
      <text:p text:style-name="P2"><text:s text:c="12"/>pl.pos_team,</text:p>
      <text:p text:style-name="P2"><text:s text:c="12"/>pl.yardline,</text:p>
      <text:p text:style-name="P2"><text:s text:c="12"/>pl.down,</text:p>
      <text:p text:style-name="P2"><text:s text:c="12"/>pl.yards_to_go,</text:p>
      <text:p text:style-name="P2"><text:s text:c="12"/>pl.description,</text:p>
      <text:p text:style-name="P2"><text:s text:c="12"/>pl.note,</text:p>
      <text:p text:style-name="P2"><text:s text:c="12"/>pl.time_inserted,</text:p>
      <text:p text:style-name="P2"><text:s text:c="12"/>pl.time_updated,</text:p>
      <text:p text:style-name="P2"><text:s text:c="12"/>pl.first_down,</text:p>
      <text:p text:style-name="P2"><text:s text:c="12"/>pl.fourth_down_att,</text:p>
      <text:p text:style-name="P2"><text:s text:c="12"/>pl.fourth_down_conv,</text:p>
      <text:p text:style-name="P2"><text:s text:c="12"/>pl.fourth_down_failed,</text:p>
      <text:p text:style-name="P2"><text:s text:c="12"/>pl.passing_first_down,</text:p>
      <text:p text:style-name="P2"><text:s text:c="12"/>pl.penalty,</text:p>
      <text:p text:style-name="P2"><text:s text:c="12"/>pl.penalty_first_down,</text:p>
      <text:p text:style-name="P2"><text:s text:c="12"/>pl.penalty_yds,</text:p>
      <text:p text:style-name="P2"><text:s text:c="12"/>pl.rushing_first_down,</text:p>
      <text:p text:style-name="P2"><text:s text:c="12"/>pl.third_down_att,</text:p>
      <text:p text:style-name="P2"><text:s text:c="12"/>pl.third_down_conv,</text:p>
      <text:p text:style-name="P2"><text:s text:c="12"/>pl.third_down_failed,</text:p>
      <text:p text:style-name="P2"><text:s text:c="12"/>pl.timeout,</text:p>
      <text:p text:style-name="P2"><text:s text:c="12"/>pl.xp_aborted</text:p>
      <text:p text:style-name="P2"><text:s text:c="11"/>FROM pl</text:p>
      <text:p text:style-name="P2"><text:s text:c="10"/>WHERE pl.down = 4 AND pl.fourth_down_att = 1</text:p>
      <text:p text:style-name="P2"><text:s text:c="2"/>ORDER BY 1, 2, 3</text:p>
      <text:p text:style-name="P2"><text:s text:c="8"/>), pl3 AS (</text:p>
      <text:p text:style-name="P2"><text:s text:c="9"/>SELECT pl2.gsis_id,</text:p>
      <text:p text:style-name="P2"><text:s text:c="12"/>pl2.pos_team,</text:p>
      <text:p text:style-name="P2"><text:s text:c="12"/>count(*) AS plays</text:p>
      <text:p text:style-name="P2"><text:s text:c="11"/>FROM pl2</text:p>
      <text:p text:style-name="P2"><text:s text:c="10"/>GROUP BY pl2.gsis_id, pl2.pos_team</text:p>
      <text:p text:style-name="P2"><text:s text:c="8"/>)</text:p>
      <text:p text:style-name="P2"><text:s/>SELECT gm.gsis_id,</text:p>
      <text:p text:style-name="P2"><text:s text:c="4"/>gm.season_year,</text:p>
      <text:p text:style-name="P2"><text:s text:c="4"/>gm.week,</text:p>
      <text:p text:style-name="P2"><text:s text:c="4"/>gm.game_date,</text:p>
      <text:p text:style-name="P2"><text:s text:c="4"/>gm.team_code,</text:p>
      <text:p text:style-name="P2"><text:s text:c="4"/>gm.opp,</text:p>
      <text:p text:style-name="P2"><text:s text:c="4"/>gm.s,</text:p>
      <text:p text:style-name="P2"><text:soft-page-break/><text:s text:c="4"/>gm.is_ot,</text:p>
      <text:p text:style-name="P2"><text:s text:c="4"/>gm.consensus_implied_total,</text:p>
      <text:p text:style-name="P2"><text:s text:c="4"/>gm.is_home,</text:p>
      <text:p text:style-name="P2"><text:s text:c="4"/>gm.is_win,</text:p>
      <text:p text:style-name="P2"><text:s text:c="4"/>pl3.plays</text:p>
      <text:p text:style-name="P2"><text:s text:c="3"/>FROM gamesmeta gm</text:p>
      <text:p text:style-name="P2"><text:s text:c="5"/>LEFT JOIN pl3 ON gm.gsis_id::text = pl3.gsis_id::text AND gm.team_code::text = pl3.pos_team::text</text:p>
      <text:p text:style-name="P2"><text:s text:c="2"/>WHERE gm.season_year &gt; 2008</text:p>
      <text:p text:style-name="P2"><text:s text:c="2"/>ORDER BY gm.gsis_id;</text:p>
      <text:h text:style-name="P8" text:outline-level="2"><text:span text:style-name="T2">View </text:span>weekly_stats</text:h>
      <text:p text:style-name="P5">Created by EWT. Aggregates play_player into weekly totals for each player.</text:p>
      <text:p text:style-name="P6"/>
      <text:p text:style-name="P6">CREATE MATERIALIZED VIEW public.weekly_stats AS SELECT g.season_year, g.week, p.full_name, p."position", fpts_std(aggwt.<text:span text:style-name="T1">) AS fpts_std, fpts_ppr(aggwt.</text:span>) AS fpts_ppr, fpts_dk(aggwt.*) AS fpts_dk, CASE WHEN aggwt.team::text = g.home_team::text THEN g.away_team ELSE g.home_team END AS opp, aggwt.gsis_id, aggwt.player_id, aggwt.team, aggwt.passing_cmp, aggwt.passing_att, aggwt.passing_yds, aggwt.passing_int, aggwt.passing_tds, aggwt.passing_twoptm, aggwt.rushing_att, aggwt.rushing_yds, aggwt.rushing_tds, aggwt.rushing_twoptm, aggwt.receiving_tar, aggwt.receiving_rec, aggwt.receiving_yds, aggwt.receiving_tds, aggwt.receiving_twoptm, aggwt.fumbles_lost, aggwt.fumbles_rec_tds, aggwt.puntret_tds, aggwt.kickret_tds FROM game_agg aggwt JOIN player p ON aggwt.player_id::text = p.player_id::text JOIN game g ON aggwt.gsis_id::text = g.gsis_id::text WHERE p."position" = ANY (ARRAY['WR'::player_pos, 'QB'::player_pos, 'TE'::player_pos, 'RB'::player_pos, 'UNK'::player_pos]) WITH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8in" fo:margin-right="0.8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14T20:13:34.538646438</dc:date>
    <meta:editing-duration>PT4M37S</meta:editing-duration>
    <meta:editing-cycles>2</meta:editing-cycles>
    <meta:generator>LibreOffice/5.1.6.2$Linux_X86_64 LibreOffice_project/10m0$Build-2</meta:generator>
    <meta:document-statistic meta:table-count="0" meta:image-count="0" meta:object-count="0" meta:page-count="30" meta:paragraph-count="1515" meta:word-count="5567" meta:character-count="56327" meta:non-whitespace-character-count="43774"/>
  </office:meta>
</office:document-meta>
</file>